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/>
    <style:font-face style:name="Century Gothic" svg:font-family="'Century Gothic'" style:font-family-generic="roman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335in"/>
    </style:style>
    <style:style style:name="co2" style:family="table-column">
      <style:table-column-properties fo:break-before="auto" style:column-width="3.4917in"/>
    </style:style>
    <style:style style:name="co3" style:family="table-column">
      <style:table-column-properties fo:break-before="auto" style:column-width="1.998in"/>
    </style:style>
    <style:style style:name="co4" style:family="table-column">
      <style:table-column-properties fo:break-before="auto" style:column-width="1.02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1.5028in"/>
    </style:style>
    <style:style style:name="co8" style:family="table-column">
      <style:table-column-properties fo:break-before="auto" style:column-width="4.0717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1.122in"/>
    </style:style>
    <style:style style:name="co11" style:family="table-column">
      <style:table-column-properties fo:break-before="auto" style:column-width="1.0465in"/>
    </style:style>
    <style:style style:name="co12" style:family="table-column">
      <style:table-column-properties fo:break-before="auto" style:column-width="2.9299in"/>
    </style:style>
    <style:style style:name="co13" style:family="table-column">
      <style:table-column-properties fo:break-before="auto" style:column-width="1.2173in"/>
    </style:style>
    <style:style style:name="co14" style:family="table-column">
      <style:table-column-properties fo:break-before="auto" style:column-width="4.7854in"/>
    </style:style>
    <style:style style:name="co15" style:family="table-column">
      <style:table-column-properties fo:break-before="auto" style:column-width="0.2945in"/>
    </style:style>
    <style:style style:name="co16" style:family="table-column">
      <style:table-column-properties fo:break-before="auto" style:column-width="2.6965in"/>
    </style:style>
    <style:style style:name="co17" style:family="table-column">
      <style:table-column-properties fo:break-before="auto" style:column-width="1.3839in"/>
    </style:style>
    <style:style style:name="ro1" style:family="table-row">
      <style:table-row-properties style:row-height="0.5835in" fo:break-before="auto" style:use-optimal-row-height="false"/>
    </style:style>
    <style:style style:name="ro2" style:family="table-row">
      <style:table-row-properties style:row-height="1.5209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3957in" fo:break-before="auto" style:use-optimal-row-height="false"/>
    </style:style>
    <style:style style:name="ro6" style:family="table-row">
      <style:table-row-properties style:row-height="0.1457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6252in" fo:break-before="auto" style:use-optimal-row-height="false"/>
    </style:style>
    <style:style style:name="ro10" style:family="table-row">
      <style:table-row-properties style:row-height="0.4791in" fo:break-before="auto" style:use-optimal-row-height="false"/>
    </style:style>
    <style:style style:name="ro11" style:family="table-row">
      <style:table-row-properties style:row-height="0.4165in" fo:break-before="auto" style:use-optimal-row-height="false"/>
    </style:style>
    <style:style style:name="ro12" style:family="table-row">
      <style:table-row-properties style:row-height="0.1354in" fo:break-before="auto" style:use-optimal-row-height="false"/>
    </style:style>
    <style:style style:name="ro13" style:family="table-row">
      <style:table-row-properties style:row-height="0.6874in" fo:break-before="auto" style:use-optimal-row-height="false"/>
    </style:style>
    <style:style style:name="ro14" style:family="table-row">
      <style:table-row-properties style:row-height="0.1772in" fo:break-before="auto" style:use-optimal-row-height="true"/>
    </style:style>
    <style:style style:name="ro15" style:family="table-row">
      <style:table-row-properties style:row-height="0.3335in" fo:break-before="auto" style:use-optimal-row-height="false"/>
    </style:style>
    <style:style style:name="ro16" style:family="table-row">
      <style:table-row-properties style:row-height="0.2709in" fo:break-before="auto" style:use-optimal-row-height="false"/>
    </style:style>
    <style:style style:name="ro17" style:family="table-row">
      <style:table-row-properties style:row-height="0.3437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entury Gothic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light1" loext:color-type="theme">
          <loext:transformation loext:type="lummod" loext:value="5000"/>
        </loext:char-complex-color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595959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6500"/>
          <loext:transformation loext:type="lumoff" loext:value="3499"/>
        </loext:background-complex-color>
      </style:table-cell-properties>
      <style:paragraph-properties fo:text-align="start" css3t:text-justify="auto" fo:margin-left="0.1291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d8e8f1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d8e8f1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9e9e9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.1291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0" style:family="table-cell" style:parent-style-name="Default">
      <style:table-cell-properties fo:background-color="#a6b727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start" css3t:text-justify="auto" fo:margin-left="0.1291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1" style:family="table-cell" style:parent-style-name="Default">
      <style:table-cell-properties fo:background-color="#f0f5d0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0f5d0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a6b727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start" css3t:text-justify="auto" fo:margin-left="0.1291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middle" loext:vertical-justify="auto">
        <loext:background-complex-color loext:theme-type="light1" loext:color-type="theme">
          <loext:transformation loext:type="lummod" loext:value="5000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Excel_20_Built-in_20_Currency" style:data-style-name="N152">
      <style:table-cell-properties fo:background-color="#f2f2f2"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light1" loext:color-type="theme">
          <loext:transformation loext:type="lummod" loext:value="9500"/>
        </loext:background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5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&lt;0" style:apply-style-name="ConditionalStyle_5f_3" style:base-cell-address="'Spese di avvio'.C6"/>
    </style:style>
    <style:style style:name="ce17" style:family="table-cell" style:parent-style-name="Default" style:data-style-name="N152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152">
      <style:table-cell-properties fo:background-color="#595959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6500"/>
          <loext:transformation loext:type="lumoff" loext:value="34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9" style:family="table-cell" style:parent-style-name="Default" style:data-style-name="N152">
      <style:table-cell-properties fo:background-color="#d8e8f1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Excel_20_Built-in_20_Currency" style:data-style-name="N152">
      <style:table-cell-properties fo:background-color="#ffffff"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152">
      <style:table-cell-properties fo:background-color="#b1d1e3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Excel_20_Built-in_20_Currency" style:data-style-name="N152">
      <style:table-cell-properties fo:background-color="#9e9e9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3" style:family="table-cell" style:parent-style-name="Default" style:data-style-name="N15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52">
      <style:table-cell-properties fo:background-color="#a6b727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5" style:family="table-cell" style:parent-style-name="Default" style:data-style-name="N152">
      <style:table-cell-properties fo:background-color="#f0f5d0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Currency" style:data-style-name="N152">
      <style:table-cell-properties fo:background-color="#e2eba0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Excel_20_Built-in_20_Currency" style:data-style-name="N152">
      <style:table-cell-properties fo:background-color="#a6b727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816301" style:text-outline="false" style:text-line-through-style="none" style:text-line-through-type="none" style:font-name="Century Gothic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29" style:family="table-cell" style:parent-style-name="Default" style:data-style-name="N152">
      <style:table-cell-properties fo:background-color="#ffffff"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Excel_20_Built-in_20_Currency" style:data-style-name="N152">
      <style:table-cell-properties fo:background-color="#f2f2f2"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light1" loext:color-type="theme">
          <loext:transformation loext:type="lummod" loext:value="9500"/>
        </loext:background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&lt;0" style:apply-style-name="ConditionalStyle_5f_2" style:base-cell-address="'Spese di avvio'.E4"/>
    </style:style>
    <style:style style:name="ce31" style:family="table-cell" style:parent-style-name="Default" style:data-style-name="N152">
      <style:table-cell-properties fo:background-color="#595959" style:text-align-source="fix" style:repeat-content="false" fo:wrap-option="wrap" style:direction="ltr" style:rotation-angle="0" style:rotation-align="none" style:shrink-to-fit="false" style:vertical-align="bottom" loext:vertical-justify="auto">
        <loext:background-complex-color loext:theme-type="dark1" loext:color-type="theme">
          <loext:transformation loext:type="lummod" loext:value="6500"/>
          <loext:transformation loext:type="lumoff" loext:value="34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 style:data-style-name="N152">
      <style:table-cell-properties fo:background-color="#595959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dark1" loext:color-type="theme">
          <loext:transformation loext:type="lummod" loext:value="6500"/>
          <loext:transformation loext:type="lumoff" loext:value="34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ce33" style:family="table-cell" style:parent-style-name="Default" style:data-style-name="N152">
      <style:table-cell-properties fo:background-color="#d8e8f1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&lt;0" style:apply-style-name="ConditionalStyle_5f_5" style:base-cell-address="'Spese di avvio'.E10"/>
    </style:style>
    <style:style style:name="ce34" style:family="table-cell" style:parent-style-name="Default" style:data-style-name="N152">
      <style:table-cell-properties fo:background-color="#9e9e9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35" style:family="table-cell" style:parent-style-name="Default" style:data-style-name="N152">
      <style:table-cell-properties fo:background-color="#a6b727" style:text-align-source="fix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36" style:family="table-cell" style:parent-style-name="Default" style:data-style-name="N152">
      <style:table-cell-properties fo:background-color="#a6b727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ce37" style:family="table-cell" style:parent-style-name="Default" style:data-style-name="N152">
      <style:table-cell-properties fo:background-color="#f0f5d0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&lt;0" style:apply-style-name="ConditionalStyle_5f_1" style:base-cell-address="'Spese di avvio'.E33"/>
    </style:style>
    <style:style style:name="ce38" style:family="table-cell" style:parent-style-name="Default" style:data-style-name="N152">
      <style:table-cell-properties fo:background-color="#a6b727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  <style:map style:condition="cell-content()&lt;0" style:apply-style-name="ConditionalStyle_5f_1" style:base-cell-address="'Spese di avvio'.E33"/>
    </style:style>
    <style:style style:name="ce3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80808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light1" loext:color-type="theme">
          <loext:transformation loext:type="lummod" loext:value="5000"/>
        </loext:char-complex-color>
      </style:text-properties>
    </style:style>
    <style:style style:name="ce44" style:family="table-cell" style:parent-style-name="Default">
      <style:table-cell-properties fo:border-bottom="0.74pt solid #bfbfbf" fo:background-color="#000000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2583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45" style:family="table-cell" style:parent-style-name="Default">
      <style:table-cell-properties fo:background-color="#333f5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>
          <loext:transformation loext:type="lummod" loext:value="75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44546a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5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.1291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52" style:family="table-cell" style:parent-style-name="Excel_20_Built-in_20_Hyperlink">
      <style:table-cell-properties fo:background-color="#00bd32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53" style:family="table-cell" style:parent-style-name="Default">
      <style:table-cell-properties fo:border-bottom="0.74pt solid #bfbfb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1" loext:color-type="theme"/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2583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54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157">
      <style:table-cell-properties style:cell-protect="none" style:print-content="true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57">
      <style:table-cell-properties fo:background-color="#44546a" style:cell-protect="none" style:print-content="true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57">
      <style:table-cell-properties fo:background-color="#ffffff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.1291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57">
      <style:table-cell-properties fo:background-color="#44546a" style:cell-protect="none" style:print-content="true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59" style:family="table-cell" style:parent-style-name="Default" style:data-style-name="N157">
      <style:table-cell-properties fo:background-color="#ffffff"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Currency" style:data-style-name="N158">
      <style:table-cell-properties style:cell-protect="none" style:print-content="true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Currency" style:data-style-name="N158">
      <style:table-cell-properties fo:background-color="#44546a" style:cell-protect="none" style:print-content="true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62" style:family="table-cell" style:parent-style-name="Excel_20_Built-in_20_Currency" style:data-style-name="N158">
      <style:table-cell-properties fo:background-color="#ffffff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.1291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Currency" style:data-style-name="N158">
      <style:table-cell-properties fo:background-color="#ffffff"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bfbfbf" fo:background-color="#333f50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>
          <loext:transformation loext:type="lummod" loext:value="75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start" css3t:text-justify="auto" fo:margin-left="0.1291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Excel_20_Built-in_20_Currency" style:data-style-name="N159">
      <style:table-cell-properties fo:background-color="#f2f2f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1" loext:color-type="theme">
          <loext:transformation loext:type="lummod" loext:value="95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Excel_20_Built-in_20_Currency" style:data-style-name="N146">
      <style:table-cell-properties fo:background-color="#f2f2f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1" loext:color-type="theme">
          <loext:transformation loext:type="lummod" loext:value="95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Excel_20_Built-in_20_Currency" style:data-style-name="N146">
      <style:table-cell-properties fo:background-color="#44546a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Excel_20_Built-in_20_Currency" style:data-style-name="N146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.1291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Currency" style:data-style-name="N146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Currency" style:data-style-name="N159">
      <style:table-cell-properties fo:background-color="#d9d9d9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1" loext:color-type="theme">
          <loext:transformation loext:type="lummod" loext:value="85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Excel_20_Built-in_20_Currency" style:data-style-name="N146">
      <style:table-cell-properties fo:background-color="#d9d9d9" style:cell-protect="none" style:print-content="true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1" loext:color-type="theme">
          <loext:transformation loext:type="lummod" loext:value="85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2583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Excel_20_Built-in_20_Currency" style:data-style-name="N159">
      <style:table-cell-properties fo:background-color="#bfbfb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1" loext:color-type="theme">
          <loext:transformation loext:type="lummod" loext:value="75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Excel_20_Built-in_20_Currency" style:data-style-name="N146">
      <style:table-cell-properties fo:background-color="#bfbfbf" style:cell-protect="none" style:print-content="true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1" loext:color-type="theme">
          <loext:transformation loext:type="lummod" loext:value="75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46">
      <style:table-cell-properties fo:background-color="#ffffff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.1291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46">
      <style:table-cell-properties fo:background-color="#ffffff" style:cell-protect="none" style:print-content="true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0.74pt solid #bfbfbf" fo:background-color="#3a5b63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1.7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5000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79" style:family="table-cell" style:parent-style-name="Default">
      <style:table-cell-properties fo:border-bottom="0.74pt solid #bfbfbf" style:diagonal-bl-tr="none" style:diagonal-tl-br="none" fo:border-left="1.76pt solid #bfbfbf" fo:border-right="none" style:rotation-align="none" fo:border-top="none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0.74pt solid #bfbfbf" fo:background-color="#aad6e7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0.74pt solid #bfbfbf" fo:background-color="#d4eaf3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bfbfbf" fo:background-color="#d4eaf3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0.74pt solid #bfbfbf" fo:background-color="#bce2e6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0.74pt solid #bfbfbf" fo:background-color="#def0f2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0.74pt solid #bfbfbf" fo:background-color="#cad1d2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bfbfbf" fo:background-color="#e4e8e8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bfbfbf" fo:background-color="#a3ceed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0.74pt solid #bfbfbf" fo:background-color="#d1e7f6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bfbfbf" fo:background-color="#cedee2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>
      <style:table-cell-properties fo:border-bottom="0.74pt solid #bfbfbf" fo:background-color="#e6eef0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1.76pt solid #bfbfbf" fo:background-color="#d4eaf3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1.76pt solid #bfbfbf" fo:background-color="#84acb6" style:diagonal-bl-tr="none" style:diagonal-tl-br="none" style:text-align-source="fix" style:repeat-content="false" fo:wrap-option="wrap" fo:border-left="1.76pt solid #bfbfbf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/>
        <loext:border-left-complex-color loext:theme-type="light1" loext:color-type="theme">
          <loext:transformation loext:type="lummod" loext:value="7500"/>
        </loext:border-left-complex-color>
      </style:table-cell-properties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.1291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0.74pt solid #bfbfbf" fo:background-color="#1d6295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1.7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75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96" style:family="table-cell" style:parent-style-name="Default" style:data-style-name="N49">
      <style:table-cell-properties fo:border-bottom="0.74pt solid #bfbfbf" fo:background-color="#75b6e5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Excel_20_Built-in_20_Currency" style:data-style-name="N159">
      <style:table-cell-properties fo:border-bottom="0.74pt solid #bfbfbf" fo:background-color="#aad6e7" style:diagonal-bl-tr="none" style:diagonal-tl-br="none" style:text-align-source="fix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Excel_20_Built-in_20_Currency" style:data-style-name="N159">
      <style:table-cell-properties fo:border-bottom="0.74pt solid #bfbfbf" fo:background-color="#d4eaf3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Excel_20_Built-in_20_Currency" style:data-style-name="N159">
      <style:table-cell-properties fo:border-bottom="0.74pt solid #bfbfbf" fo:background-color="#bce2e6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Excel_20_Built-in_20_Currency" style:data-style-name="N159">
      <style:table-cell-properties fo:border-bottom="0.74pt solid #bfbfbf" fo:background-color="#def0f2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Excel_20_Built-in_20_Currency" style:data-style-name="N159">
      <style:table-cell-properties fo:border-bottom="0.74pt solid #bfbfbf" fo:background-color="#cad1d2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Excel_20_Built-in_20_Currency" style:data-style-name="N159">
      <style:table-cell-properties fo:border-bottom="0.74pt solid #bfbfbf" fo:background-color="#e4e8e8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Excel_20_Built-in_20_Currency" style:data-style-name="N159">
      <style:table-cell-properties fo:border-bottom="0.74pt solid #bfbfbf" fo:background-color="#a3ceed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Excel_20_Built-in_20_Currency" style:data-style-name="N159">
      <style:table-cell-properties fo:border-bottom="0.74pt solid #bfbfbf" fo:background-color="#d1e7f6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Excel_20_Built-in_20_Currency" style:data-style-name="N159">
      <style:table-cell-properties fo:border-bottom="0.74pt solid #bfbfbf" fo:background-color="#cedee2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Excel_20_Built-in_20_Currency" style:data-style-name="N159">
      <style:table-cell-properties fo:border-bottom="0.74pt solid #bfbfbf" fo:background-color="#e6eef0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Excel_20_Built-in_20_Currency" style:data-style-name="N159">
      <style:table-cell-properties fo:border-bottom="0.74pt solid #bfbfbf" fo:background-color="#aad6e7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Excel_20_Built-in_20_Currency" style:data-style-name="N159">
      <style:table-cell-properties fo:border-bottom="0.74pt solid #bfbfbf" fo:background-color="#bce2e6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Excel_20_Built-in_20_Currency" style:data-style-name="N159">
      <style:table-cell-properties fo:border-bottom="0.74pt solid #bfbfbf" fo:background-color="#cad1d2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Excel_20_Built-in_20_Currency" style:data-style-name="N159">
      <style:table-cell-properties fo:border-bottom="1.76pt solid #bfbfbf" fo:background-color="#d4eaf3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159">
      <style:table-cell-properties fo:border-bottom="1.76pt solid #bfbfbf" fo:background-color="#84acb6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0.74pt solid #bfbfbf" style:diagonal-bl-tr="none" style:diagonal-tl-br="none" fo:border-left="none" fo:border-right="none" style:rotation-align="none" fo:border-top="1.76pt solid #bfbfbf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49">
      <style:table-cell-properties fo:background-color="#75b6e5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Excel_20_Built-in_20_Currency" style:data-style-name="N159">
      <style:table-cell-properties fo:background-color="#aad6e7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Excel_20_Built-in_20_Currency" style:data-style-name="N159">
      <style:table-cell-properties fo:background-color="#d4eaf3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Excel_20_Built-in_20_Currency" style:data-style-name="N159">
      <style:table-cell-properties fo:background-color="#bce2e6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Excel_20_Built-in_20_Currency" style:data-style-name="N159">
      <style:table-cell-properties fo:background-color="#def0f2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Excel_20_Built-in_20_Currency" style:data-style-name="N159">
      <style:table-cell-properties fo:background-color="#cad1d2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Excel_20_Built-in_20_Currency" style:data-style-name="N159">
      <style:table-cell-properties fo:background-color="#e4e8e8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Excel_20_Built-in_20_Currency" style:data-style-name="N159">
      <style:table-cell-properties fo:background-color="#a3ceed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Excel_20_Built-in_20_Currency" style:data-style-name="N159">
      <style:table-cell-properties fo:background-color="#d1e7f6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Excel_20_Built-in_20_Currency" style:data-style-name="N159">
      <style:table-cell-properties fo:background-color="#cedee2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Excel_20_Built-in_20_Currency" style:data-style-name="N159">
      <style:table-cell-properties fo:background-color="#e6eef0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Excel_20_Built-in_20_Currency" style:data-style-name="N159">
      <style:table-cell-properties fo:background-color="#aad6e7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Excel_20_Built-in_20_Currency" style:data-style-name="N159">
      <style:table-cell-properties fo:background-color="#bce2e6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Excel_20_Built-in_20_Currency" style:data-style-name="N159">
      <style:table-cell-properties fo:background-color="#cad1d2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Excel_20_Built-in_20_Currency" style:data-style-name="N159">
      <style:table-cell-properties fo:border-bottom="1.76pt solid #bfbfbf" fo:background-color="#d4eaf3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 style:data-style-name="N159">
      <style:table-cell-properties fo:border-bottom="1.76pt solid #bfbfbf" fo:background-color="#84acb6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30" style:family="table-cell" style:parent-style-name="Default">
      <style:table-cell-properties fo:border-bottom="0.74pt solid #bfbfbf" style:diagonal-bl-tr="none" style:diagonal-tl-br="none" fo:border-left="none" fo:border-right="0.74pt solid #bfbfbf" style:rotation-align="none" fo:border-top="1.76pt solid #bfbfbf">
        <loext:border-bottom-complex-color loext:theme-type="light1" loext:color-type="theme">
          <loext:transformation loext:type="lummod" loext:value="7500"/>
        </loext:border-bottom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49">
      <style:table-cell-properties fo:border-bottom="0.74pt solid #bfbfbf" fo:background-color="#75b6e5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32" style:family="table-cell" style:parent-style-name="Excel_20_Built-in_20_Currency" style:data-style-name="N159">
      <style:table-cell-properties fo:border-bottom="0.74pt solid #bfbfbf" fo:background-color="#aad6e7" style:diagonal-bl-tr="none" style:diagonal-tl-br="none" style:text-align-source="fix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33" style:family="table-cell" style:parent-style-name="Excel_20_Built-in_20_Currency" style:data-style-name="N159">
      <style:table-cell-properties fo:border-bottom="0.74pt solid #bfbfbf" fo:background-color="#d4eaf3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Excel_20_Built-in_20_Currency" style:data-style-name="N159">
      <style:table-cell-properties fo:border-bottom="0.74pt solid #bfbfbf" fo:background-color="#bce2e6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35" style:family="table-cell" style:parent-style-name="Excel_20_Built-in_20_Currency" style:data-style-name="N159">
      <style:table-cell-properties fo:border-bottom="0.74pt solid #bfbfbf" fo:background-color="#def0f2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Excel_20_Built-in_20_Currency" style:data-style-name="N159">
      <style:table-cell-properties fo:border-bottom="0.74pt solid #bfbfbf" fo:background-color="#cad1d2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Excel_20_Built-in_20_Currency" style:data-style-name="N159">
      <style:table-cell-properties fo:border-bottom="0.74pt solid #bfbfbf" fo:background-color="#e4e8e8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Excel_20_Built-in_20_Currency" style:data-style-name="N159">
      <style:table-cell-properties fo:border-bottom="0.74pt solid #bfbfbf" fo:background-color="#a3ceed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Excel_20_Built-in_20_Currency" style:data-style-name="N159">
      <style:table-cell-properties fo:border-bottom="0.74pt solid #bfbfbf" fo:background-color="#d1e7f6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Excel_20_Built-in_20_Currency" style:data-style-name="N159">
      <style:table-cell-properties fo:border-bottom="0.74pt solid #bfbfbf" fo:background-color="#cedee2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Excel_20_Built-in_20_Currency" style:data-style-name="N159">
      <style:table-cell-properties fo:border-bottom="0.74pt solid #bfbfbf" fo:background-color="#e6eef0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Excel_20_Built-in_20_Currency" style:data-style-name="N159">
      <style:table-cell-properties fo:border-bottom="0.74pt solid #bfbfbf" fo:background-color="#aad6e7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Excel_20_Built-in_20_Currency" style:data-style-name="N159">
      <style:table-cell-properties fo:border-bottom="0.74pt solid #bfbfbf" fo:background-color="#bce2e6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Excel_20_Built-in_20_Currency" style:data-style-name="N159">
      <style:table-cell-properties fo:border-bottom="0.74pt solid #bfbfbf" fo:background-color="#cad1d2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Excel_20_Built-in_20_Currency" style:data-style-name="N159">
      <style:table-cell-properties fo:border-bottom="1.76pt solid #bfbfbf" fo:background-color="#d4eaf3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 style:data-style-name="N159">
      <style:table-cell-properties fo:border-bottom="1.76pt solid #bfbfbf" fo:background-color="#84acb6" style:diagonal-bl-tr="none" style:diagonal-tl-br="none" style:text-align-source="value-type" style:repeat-content="false" fo:wrap-option="no-wrap" fo:border-left="0.74pt solid #bfbfbf" style:direction="ltr" fo:border-right="1.76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0.74pt solid #bfbfbf" fo:background-color="#276f8c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1.7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75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48" style:family="table-cell" style:parent-style-name="Default" style:data-style-name="N49">
      <style:table-cell-properties fo:border-bottom="0.74pt solid #bfbfbf" fo:background-color="#7fc1db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 style:data-style-name="N49">
      <style:table-cell-properties fo:background-color="#7fc1db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0" style:family="table-cell" style:parent-style-name="Default" style:data-style-name="N49">
      <style:table-cell-properties fo:border-bottom="0.74pt solid #bfbfbf" fo:background-color="#7fc1db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>
          <loext:transformation loext:type="lummod" loext:value="5000"/>
        </loext:char-complex-color>
      </style:text-properties>
    </style:style>
    <style:style style:name="ce152" style:family="table-cell" style:parent-style-name="Default">
      <style:table-cell-properties fo:border-bottom="0.74pt solid #bfbfbf" fo:background-color="#84acb6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1.7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53" style:family="table-cell" style:parent-style-name="Default" style:data-style-name="N49">
      <style:table-cell-properties fo:border-bottom="0.74pt solid #bfbfbf" fo:background-color="#b5cdd3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4" style:family="table-cell" style:parent-style-name="Default" style:data-style-name="N13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291in" style:writing-mode="page"/>
      <style:text-properties fo:color="#80808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>
          <loext:transformation loext:type="lummod" loext:value="5000"/>
        </loext:char-complex-color>
      </style:text-properties>
    </style:style>
    <style:style style:name="ce155" style:family="table-cell" style:parent-style-name="Default" style:data-style-name="N49">
      <style:table-cell-properties fo:background-color="#b5cdd3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Default" style:data-style-name="N49">
      <style:table-cell-properties fo:border-bottom="0.74pt solid #bfbfbf" fo:background-color="#b5cdd3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>
      <style:table-cell-properties fo:border-bottom="0.74pt solid #bfbfbf" fo:background-color="#5b696b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1.7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75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58" style:family="table-cell" style:parent-style-name="Default" style:data-style-name="N49">
      <style:table-cell-properties fo:border-bottom="0.74pt solid #bfbfbf" fo:background-color="#afbabb" style:diagonal-bl-tr="none" style:diagonal-tl-br="none" style:text-align-source="fix" style:repeat-content="false" fo:wrap-option="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9" style:family="table-cell" style:parent-style-name="Default" style:data-style-name="N49">
      <style:table-cell-properties fo:background-color="#afbabb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 style:data-style-name="N49">
      <style:table-cell-properties fo:border-bottom="0.74pt solid #bfbfbf" fo:background-color="#afbabb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Default">
      <style:table-cell-properties fo:border-bottom="0.74pt solid #bfbfbf" fo:background-color="#253848" style:diagonal-bl-tr="none" style:diagonal-tl-br="none" style:text-align-source="fix" style:repeat-content="false" fo:wrap-option="wrap" fo:border-left="none" style:direction="ltr" fo:border-right="1.76pt solid #bfbfbf" style:rotation-angle="0" style:rotation-align="none" style:shrink-to-fit="false" fo:border-top="1.7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2" loext:color-type="theme">
          <loext:transformation loext:type="lummod" loext:value="2500"/>
        </loext:background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62" style:family="table-cell" style:parent-style-name="Default">
      <style:table-cell-properties fo:border-bottom="0.74pt solid #bfbfbf" style:diagonal-bl-tr="none" style:diagonal-tl-br="none" fo:border-left="none" fo:border-right="1.76pt solid #bfbfbf" style:rotation-align="none" fo:border-top="none">
        <loext:border-bottom-complex-color loext:theme-type="light1" loext:color-type="theme">
          <loext:transformation loext:type="lummod" loext:value="7500"/>
        </loext:border-bottom-complex-color>
        <loext:border-right-complex-color loext:theme-type="light1" loext:color-type="theme">
          <loext:transformation loext:type="lummod" loext:value="7500"/>
        </loext:border-right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Excel_20_Built-in_20_Currency" style:data-style-name="N159">
      <style:table-cell-properties fo:border-bottom="0.74pt solid #bfbfbf" fo:background-color="#b1c6d7" style:diagonal-bl-tr="none" style:diagonal-tl-br="none" style:text-align-source="value-type" style:repeat-content="false" fo:wrap-option="no-wrap" fo:border-left="none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2" loext:color-type="theme">
          <loext:transformation loext:type="lummod" loext:value="9000"/>
        </loext:background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Excel_20_Built-in_20_Currency" style:data-style-name="N159">
      <style:table-cell-properties fo:border-bottom="0.74pt solid #bfbfbf" fo:background-color="#cedbe6" style:diagonal-bl-tr="none" style:diagonal-tl-br="none" style:text-align-source="value-type" style:repeat-content="false" fo:wrap-option="no-wrap" fo:border-left="none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2" loext:color-type="theme"/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Excel_20_Built-in_20_Currency" style:data-style-name="N159">
      <style:table-cell-properties fo:border-bottom="1.76pt solid #bfbfbf" fo:background-color="#cedbe6" style:diagonal-bl-tr="none" style:diagonal-tl-br="none" style:text-align-source="value-type" style:repeat-content="false" fo:wrap-option="no-wrap" fo:border-left="none" style:direction="ltr" fo:border-right="1.76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2" loext:color-type="theme"/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66" style:family="table-cell" style:parent-style-name="Default" style:data-style-name="N159">
      <style:table-cell-properties fo:border-bottom="1.76pt solid #bfbfbf" fo:background-color="#84acb6" style:diagonal-bl-tr="none" style:diagonal-tl-br="none" style:text-align-source="value-type" style:repeat-content="false" fo:wrap-option="no-wrap" fo:border-left="none" style:direction="ltr" fo:border-right="1.76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accent5" loext:color-type="theme"/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8080" style:text-outline="false" style:text-line-through-style="none" style:text-line-through-type="none" style:font-name="Century Gothic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light1" loext:color-type="theme">
          <loext:transformation loext:type="lummod" loext:value="5000"/>
        </loext:char-complex-color>
      </style:text-properties>
    </style:style>
    <style:style style:name="ce1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ackground-color="#44546a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189in" style:writing-mode="page"/>
      <style:text-properties fo:color="#ffffff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light1" loext:color-type="theme"/>
      </style:text-properties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>
          <loext:transformation loext:type="lummod" loext:value="5000"/>
        </loext:char-complex-color>
      </style:text-properties>
    </style:style>
    <style:style style:name="ce174" style:family="table-cell" style:parent-style-name="Default">
      <style:table-cell-properties fo:border-bottom="1.76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06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06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2374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374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03864" style:text-outline="false" style:text-line-through-style="none" style:text-line-through-type="none" style:font-name="Century Gothic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accent5" loext:color-type="theme">
          <loext:transformation loext:type="lummod" loext:value="5000"/>
        </loext:char-complex-color>
      </style:text-properties>
    </style:style>
    <style:style style:name="ce185" style:family="table-cell" style:parent-style-name="Default">
      <style:table-cell-properties fo:background-color="#44546a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/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light1" loext:color-type="theme"/>
      </style:text-properties>
    </style:style>
    <style:style style:name="ce186" style:family="table-cell" style:parent-style-name="Default">
      <style:table-cell-properties fo:background-color="#d6dce5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>
      <style:table-cell-properties fo:border-bottom="1.76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Default">
      <style:table-cell-properties fo:border-bottom="0.06pt solid #bfbfbf" style:diagonal-bl-tr="none" style:diagonal-tl-br="none" style:text-align-source="value-type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>
      <style:table-cell-properties fo:border-bottom="0.06pt solid #bfbfbf" style:diagonal-bl-tr="none" style:diagonal-tl-br="none" style:text-align-source="value-type" style:repeat-content="false" fo:wrap-option="no-wrap" fo:border-left="none" style:direction="ltr" fo:border-right="0.74pt solid #bfbfbf" style:rotation-angle="0" style:rotation-align="none" style:shrink-to-fit="false" fo:border-top="0.0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none" style:direction="ltr" fo:border-right="0.74pt solid #bfbfbf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none" style:vertical-align="middle" loext:vertical-justify="auto">
        <loext:border-right-complex-color loext:theme-type="light1" loext:color-type="theme">
          <loext:transformation loext:type="lummod" loext:value="7500"/>
        </loext:border-right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6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end" css3t:text-justify="auto" fo:margin-left="0.1189in" style:writing-mode="page"/>
      <style:text-properties fo:color="#8497b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2" loext:color-type="theme">
          <loext:transformation loext:type="lummod" loext:value="6000"/>
          <loext:transformation loext:type="lumoff" loext:value="3999"/>
        </loext:char-complex-color>
      </style:text-properties>
    </style:style>
    <style:style style:name="ce198" style:family="table-cell" style:parent-style-name="Excel_20_Built-in_20_Currency" style:data-style-name="N159">
      <style:table-cell-properties fo:border-bottom="0.06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Excel_20_Built-in_20_Currency" style:data-style-name="N159">
      <style:table-cell-properties fo:border-bottom="0.06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Excel_20_Built-in_20_Currency" style:data-style-name="N159">
      <style:table-cell-properties fo:border-bottom="0.74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Excel_20_Built-in_20_Currency" style:data-style-name="N159">
      <style:table-cell-properties fo:border-bottom="none" fo:background-color="#eaee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Excel_20_Built-in_20_Currency" style:data-style-name="N159">
      <style:table-cell-properties fo:border-bottom="0.74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</style:table-cell-properties>
      <style:paragraph-properties fo:text-align="end" css3t:text-justify="auto" fo:margin-left="0.1189in" style:writing-mode="page"/>
      <style:text-properties fo:color="#8497b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2" loext:color-type="theme">
          <loext:transformation loext:type="lummod" loext:value="6000"/>
          <loext:transformation loext:type="lumoff" loext:value="3999"/>
        </loext:char-complex-color>
      </style:text-properties>
    </style:style>
    <style:style style:name="ce203" style:family="table-cell" style:parent-style-name="Excel_20_Built-in_20_Percent" style:data-style-name="N162">
      <style:table-cell-properties fo:border-bottom="0.06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4" style:family="table-cell" style:parent-style-name="Excel_20_Built-in_20_Percent" style:data-style-name="N162">
      <style:table-cell-properties fo:border-bottom="0.06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5" style:family="table-cell" style:parent-style-name="Excel_20_Built-in_20_Percent" style:data-style-name="N162">
      <style:table-cell-properties fo:border-bottom="0.74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6" style:family="table-cell" style:parent-style-name="Excel_20_Built-in_20_Currency" style:data-style-name="N162">
      <style:table-cell-properties fo:background-color="#eaee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7" style:family="table-cell" style:parent-style-name="Excel_20_Built-in_20_Currency" style:data-style-name="N15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8" style:family="table-cell" style:parent-style-name="Excel_20_Built-in_20_Currency" style:data-style-name="N159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9" style:family="table-cell" style:parent-style-name="Default">
      <style:table-cell-properties fo:background-color="#eaeef3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end" css3t:text-justify="auto" fo:margin-left="0.1189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0" style:family="table-cell" style:parent-style-name="Default" style:data-style-name="N159">
      <style:table-cell-properties fo:background-color="#eaeef3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1" style:family="table-cell" style:parent-style-name="Excel_20_Built-in_20_Currency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12" style:family="table-cell" style:parent-style-name="Excel_20_Built-in_20_Currency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13" style:family="table-cell" style:parent-style-name="Excel_20_Built-in_20_Currency" style:data-style-name="N159">
      <style:table-cell-properties fo:background-color="#eaeef3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Excel_20_Built-in_20_Percent" style:data-style-name="N162">
      <style:table-cell-properties fo:background-color="#eaeef3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end" css3t:text-justify="auto" fo:margin-left="0.1189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5" style:family="table-cell" style:parent-style-name="Excel_20_Built-in_20_Currency" style:data-style-name="N159">
      <style:table-cell-properties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1" loext:color-type="theme">
          <loext:transformation loext:type="lummod" loext:value="50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189in" style:writing-mode="page"/>
      <style:text-properties fo:color="#ffffff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light1" loext:color-type="theme"/>
      </style:text-properties>
    </style:style>
    <style:style style:name="ce218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19" style:family="table-cell" style:parent-style-name="Default">
      <style:table-cell-properties fo:border-bottom="0.74pt solid #bfbfbf" fo:background-color="#eaee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</style:table-cell-properties>
      <style:paragraph-properties fo:text-align="start" css3t:text-justify="auto" fo:margin-left="0.2374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light1" loext:color-type="theme">
          <loext:transformation loext:type="lummod" loext:value="5000"/>
        </loext:background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light1" loext:color-type="theme"/>
      </style:text-properties>
    </style:style>
    <style:style style:name="ce223" style:family="table-cell" style:parent-style-name="Default" style:data-style-name="N161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24" style:family="table-cell" style:parent-style-name="Default">
      <style:table-cell-properties fo:border-bottom="0.74pt solid #bfbfbf" fo:background-color="#eaee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6" style:family="table-cell" style:parent-style-name="Default">
      <style:table-cell-properties fo:border-bottom="0.74pt solid #bfbfbf" fo:background-color="#595959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1" loext:color-type="theme">
          <loext:transformation loext:type="lummod" loext:value="6500"/>
          <loext:transformation loext:type="lumoff" loext:value="3499"/>
        </loext:background-complex-color>
        <loext:border-left-complex-color loext:theme-type="light1" loext:color-type="theme">
          <loext:transformation loext:type="lummod" loext:value="7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28" style:family="table-cell" style:parent-style-name="Default">
      <style:table-cell-properties fo:border-bottom="0.06pt solid #bfbfbf" style:diagonal-bl-tr="none" style:diagonal-tl-br="none" style:text-align-source="value-type" style:repeat-content="false" fo:wrap-option="no-wrap" fo:border-left="none" style:direction="ltr" fo:border-right="0.74pt solid #bfbfbf" style:rotation-angle="0" style:rotation-align="none" style:shrink-to-fit="false" fo:border-top="1.76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29" style:family="table-cell" style:parent-style-name="Default">
      <style:table-cell-properties fo:border-bottom="0.74pt solid #bfbfbf" fo:background-color="#eaeef3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end" css3t:text-justify="auto" fo:margin-left="0.1189in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30" style:family="table-cell" style:parent-style-name="Default">
      <style:table-cell-properties fo:border-bottom="0.74pt solid #bfbfbf" fo:background-color="#595959" style:diagonal-bl-tr="none" style:diagonal-tl-br="none" style:text-align-source="value-type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ackground-complex-color loext:theme-type="dark1" loext:color-type="theme">
          <loext:transformation loext:type="lummod" loext:value="6500"/>
          <loext:transformation loext:type="lumoff" loext:value="3499"/>
        </loext:background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231" style:family="table-cell" style:parent-style-name="Excel_20_Built-in_20_Currency" style:data-style-name="N159">
      <style:table-cell-properties fo:border-bottom="0.74pt solid #bfbfbf" fo:background-color="#eaee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2" style:family="table-cell" style:parent-style-name="Excel_20_Built-in_20_Currency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3" style:family="table-cell" style:parent-style-name="Excel_20_Built-in_20_Currency" style:data-style-name="N0">
      <style:table-cell-properties fo:background-color="#eaeef3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end" css3t:text-justify="auto" fo:margin-left="0.1189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4" style:family="table-cell" style:parent-style-name="Excel_20_Built-in_20_Currency" style:data-style-name="N159">
      <style:table-cell-properties fo:background-color="#eaeef3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end" css3t:text-justify="auto" fo:margin-left="0.1189in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pese di avvi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4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LO DI SPESE DI AVVIO</text:p>
          </table:table-cell>
          <table:table-cell table:style-name="ce3"/>
          <table:table-cell table:style-name="ce28" table:number-columns-repeated="3"/>
          <table:table-cell table:number-columns-repeated="5"/>
        </table:table-row>
        <table:table-row table:style-name="ro2">
          <table:table-cell/>
          <table:table-cell table:style-name="ce3">
            <draw:frame table:end-cell-address="'Spese di avvio'.E2" table:end-x="1.7079in" table:end-y="1.4303in" draw:z-index="0" draw:name="Chart 1" draw:style-name="gr1" draw:text-style-name="P1" svg:width="9.1535in" svg:height="1.3748in" svg:x="0.0417in" svg:y="0.0555in">
              <draw:object draw:notify-on-update-of-ranges="'Spese di avvio'.B4:'Spese di avvio'.B4 'Spese di avvio'.D4:'Spese di avvio'.D4 'Spese di avvio'.B5:'Spese di avvio'.B5 'Spese di avvio'.D5:'Spese di avvio'.D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/>
          <table:table-cell table:style-name="ce4" office:value-type="string" calcext:value-type="string">
            <text:p>SOMMARIO</text:p>
          </table:table-cell>
          <table:table-cell table:style-name="ce14" office:value-type="string" calcext:value-type="string">
            <text:p>BILANCIO</text:p>
          </table:table-cell>
          <table:table-cell table:style-name="ce14" office:value-type="string" calcext:value-type="string">
            <text:p>ATTUALE</text:p>
          </table:table-cell>
          <table:table-cell table:style-name="ce14" office:value-type="string" calcext:value-type="string">
            <text:p>DIFFERENZA</text:p>
          </table:table-cell>
          <table:table-cell table:number-columns-repeated="6"/>
        </table:table-row>
        <table:table-row table:style-name="ro4">
          <table:table-cell/>
          <table:table-cell table:style-name="ce5" office:value-type="string" calcext:value-type="string">
            <text:p>FINANZIAMENTO TOTALE</text:p>
          </table:table-cell>
          <table:table-cell table:style-name="ce15" table:formula="of:=[.C29]" office:value-type="float" office:value="0" calcext:value-type="float">
            <text:p><text:s/>$- <text:s text:c="2"/></text:p>
          </table:table-cell>
          <table:table-cell table:style-name="ce15" table:formula="of:=[.D29]" office:value-type="float" office:value="0" calcext:value-type="float">
            <text:p><text:s/>$- <text:s text:c="2"/></text:p>
          </table:table-cell>
          <table:table-cell table:style-name="ce30" table:formula="of:=[.D4]-[.C4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5" office:value-type="string" calcext:value-type="string">
            <text:p>TOTALE SPESE</text:p>
          </table:table-cell>
          <table:table-cell table:style-name="ce15" table:formula="of:=[.C95]" office:value-type="float" office:value="0" calcext:value-type="float">
            <text:p><text:s/>$- <text:s text:c="2"/></text:p>
          </table:table-cell>
          <table:table-cell table:style-name="ce15" table:formula="of:=[.D95]" office:value-type="float" office:value="0" calcext:value-type="float">
            <text:p><text:s/>$- <text:s text:c="2"/></text:p>
          </table:table-cell>
          <table:table-cell table:style-name="ce30" table:formula="of:=[.C5]-[.D5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5">
          <table:table-cell/>
          <table:table-cell table:style-name="ce4" office:value-type="string" calcext:value-type="string">
            <text:p>DIFFERENZA <text:s/>( FINANZIAMENTO MENO SPESE )</text:p>
          </table:table-cell>
          <table:table-cell table:style-name="ce16" table:formula="of:=[.C4]-[.C5]" office:value-type="float" office:value="0" calcext:value-type="float">
            <text:p><text:s/>$- <text:s text:c="2"/></text:p>
          </table:table-cell>
          <table:table-cell table:style-name="ce16" table:formula="of:=[.D4]-[.D5]" office:value-type="float" office:value="0" calcext:value-type="float">
            <text:p><text:s/>$- <text:s text:c="2"/></text:p>
          </table:table-cell>
          <table:table-cell table:style-name="ce16"/>
          <table:table-cell table:number-columns-repeated="6"/>
        </table:table-row>
        <table:table-row table:style-name="ro6">
          <table:table-cell/>
          <table:table-cell table:style-name="ce5"/>
          <table:table-cell table:style-name="ce17" table:number-columns-repeated="3"/>
          <table:table-cell table:number-columns-repeated="6"/>
        </table:table-row>
        <table:table-row table:style-name="ro3">
          <table:table-cell/>
          <table:table-cell table:style-name="ce6" office:value-type="string" calcext:value-type="string" table:number-columns-spanned="1" table:number-rows-spanned="2">
            <text:p>FINANZIAMENTO</text:p>
          </table:table-cell>
          <table:table-cell table:style-name="ce18" office:value-type="string" office:string-value="BILANCIO" calcext:value-type="string" table:number-columns-spanned="1" table:number-rows-spanned="2">
            <text:p><text:s/>BILANCIO </text:p>
          </table:table-cell>
          <table:table-cell table:style-name="ce18" office:value-type="string" office:string-value="ATTUALE" calcext:value-type="string" table:number-columns-spanned="1" table:number-rows-spanned="2">
            <text:p><text:s/>ATTUALE </text:p>
          </table:table-cell>
          <table:table-cell table:style-name="ce31" office:value-type="string" office:string-value="DIFFERENZA" calcext:value-type="string">
            <text:p><text:s/>DIFFERENZA </text:p>
          </table:table-cell>
          <table:table-cell table:number-columns-repeated="6"/>
        </table:table-row>
        <table:table-row table:style-name="ro7">
          <table:table-cell/>
          <table:covered-table-cell table:number-columns-repeated="3"/>
          <table:table-cell table:style-name="ce32" office:value-type="string" office:string-value="( BILANCIO EFFETTIVO MENO )" calcext:value-type="string">
            <text:p><text:s/>( BILANCIO EFFETTIVO MENO ) 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INVESTITORI</text:p>
          </table:table-cell>
          <table:table-cell table:style-name="ce19" table:number-columns-repeated="2"/>
          <table:table-cell table:style-name="ce33"/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Investitore 1</text:p>
          </table:table-cell>
          <table:table-cell table:style-name="ce20" office:value-type="float" office:value="0" calcext:value-type="float">
            <text:p><text:s/>$- <text:s text:c="2"/></text:p>
          </table:table-cell>
          <table:table-cell table:style-name="ce29" office:value-type="float" office:value="0" calcext:value-type="float">
            <text:p><text:s/>$- <text:s text:c="2"/></text:p>
          </table:table-cell>
          <table:table-cell table:style-name="ce33" table:formula="of:=[.D11]-[.C11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Investitore 2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3" table:formula="of:=[.D12]-[.C12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Investitore 3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3" table:formula="of:=[.D13]-[.C13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Investitore 4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3" table:formula="of:=[.D14]-[.C14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/>
          <table:table-cell table:style-name="ce21" table:formula="of:=SUM([.C11:.C14])" office:value-type="float" office:value="0" calcext:value-type="float">
            <text:p><text:s/>$- <text:s text:c="2"/></text:p>
          </table:table-cell>
          <table:table-cell table:style-name="ce21" table:formula="of:=SUM([.D11:.D14])" office:value-type="float" office:value="0" calcext:value-type="float">
            <text:p><text:s/>$- <text:s text:c="2"/></text:p>
          </table:table-cell>
          <table:table-cell table:style-name="ce33"/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PRESTITI</text:p>
          </table:table-cell>
          <table:table-cell table:style-name="ce19" table:number-columns-repeated="2"/>
          <table:table-cell table:style-name="ce33"/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Prestito 1</text:p>
          </table:table-cell>
          <table:table-cell table:style-name="ce20" office:value-type="float" office:value="0" calcext:value-type="float">
            <text:p><text:s/>$- <text:s text:c="2"/></text:p>
          </table:table-cell>
          <table:table-cell table:style-name="ce29" office:value-type="float" office:value="0" calcext:value-type="float">
            <text:p><text:s/>$- <text:s text:c="2"/></text:p>
          </table:table-cell>
          <table:table-cell table:style-name="ce33" table:formula="of:=[.D17]-[.C17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Prestito 2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3" table:formula="of:=[.D18]-[.C18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Prestito 3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3" table:formula="of:=[.D19]-[.C19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Prestito 4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3" table:formula="of:=[.D20]-[.C20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/>
          <table:table-cell table:style-name="ce21" table:formula="of:=SUM([.C17:.C20])" office:value-type="float" office:value="0" calcext:value-type="float">
            <text:p><text:s/>$- <text:s text:c="2"/></text:p>
          </table:table-cell>
          <table:table-cell table:style-name="ce21" table:formula="of:=SUM([.D17:.D20])" office:value-type="float" office:value="0" calcext:value-type="float">
            <text:p><text:s/>$- <text:s text:c="2"/></text:p>
          </table:table-cell>
          <table:table-cell table:style-name="ce33"/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ALTRO</text:p>
          </table:table-cell>
          <table:table-cell table:style-name="ce19" table:number-columns-repeated="2"/>
          <table:table-cell table:style-name="ce33"/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Altro 1</text:p>
          </table:table-cell>
          <table:table-cell table:style-name="ce20" office:value-type="float" office:value="0" calcext:value-type="float">
            <text:p><text:s/>$- <text:s text:c="2"/></text:p>
          </table:table-cell>
          <table:table-cell table:style-name="ce29" office:value-type="float" office:value="0" calcext:value-type="float">
            <text:p><text:s/>$- <text:s text:c="2"/></text:p>
          </table:table-cell>
          <table:table-cell table:style-name="ce33" table:formula="of:=[.D23]-[.C23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Altro 2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3" table:formula="of:=[.D24]-[.C24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Altro 3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3" table:formula="of:=[.D25]-[.C25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Altro 4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3" table:formula="of:=[.D26]-[.C26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8"/>
          <table:table-cell table:style-name="ce21" table:formula="of:=SUM([.C23:.C26])" office:value-type="float" office:value="0" calcext:value-type="float">
            <text:p><text:s/>$- <text:s text:c="2"/></text:p>
          </table:table-cell>
          <table:table-cell table:style-name="ce21" table:formula="of:=SUM([.D23:.D26])" office:value-type="float" office:value="0" calcext:value-type="float">
            <text:p><text:s/>$- <text:s text:c="2"/></text:p>
          </table:table-cell>
          <table:table-cell table:style-name="ce33"/>
          <table:table-cell table:number-columns-repeated="6"/>
        </table:table-row>
        <table:table-row table:style-name="ro4">
          <table:table-cell/>
          <table:table-cell table:style-name="ce7"/>
          <table:table-cell table:style-name="ce19" table:number-columns-repeated="2"/>
          <table:table-cell table:style-name="ce33"/>
          <table:table-cell table:number-columns-repeated="6"/>
        </table:table-row>
        <table:table-row table:style-name="ro3">
          <table:table-cell/>
          <table:table-cell table:style-name="ce9" office:value-type="string" calcext:value-type="string">
            <text:p>TOTALE</text:p>
          </table:table-cell>
          <table:table-cell table:style-name="ce22" table:formula="of:=SUM([.C15];[.C21];[.C27])" office:value-type="float" office:value="0" calcext:value-type="float">
            <text:p><text:s/>$- <text:s text:c="2"/></text:p>
          </table:table-cell>
          <table:table-cell table:style-name="ce22" table:formula="of:=SUM([.D15];[.D21];[.D27])" office:value-type="float" office:value="0" calcext:value-type="float">
            <text:p><text:s/>$- <text:s text:c="2"/></text:p>
          </table:table-cell>
          <table:table-cell table:style-name="ce34"/>
          <table:table-cell table:number-columns-repeated="6"/>
        </table:table-row>
        <table:table-row table:style-name="ro6">
          <table:table-cell/>
          <table:table-cell table:style-name="ce5"/>
          <table:table-cell table:style-name="ce23" table:number-columns-repeated="3"/>
          <table:table-cell table:number-columns-repeated="6"/>
        </table:table-row>
        <table:table-row table:style-name="ro3">
          <table:table-cell/>
          <table:table-cell table:style-name="ce10" office:value-type="string" calcext:value-type="string" table:number-columns-spanned="1" table:number-rows-spanned="2">
            <text:p>SPESE</text:p>
          </table:table-cell>
          <table:table-cell table:style-name="ce24" office:value-type="string" office:string-value="BILANCIO" calcext:value-type="string" table:number-columns-spanned="1" table:number-rows-spanned="2">
            <text:p><text:s/>BILANCIO </text:p>
          </table:table-cell>
          <table:table-cell table:style-name="ce24" office:value-type="string" office:string-value="ATTUALE" calcext:value-type="string" table:number-columns-spanned="1" table:number-rows-spanned="2">
            <text:p><text:s/>ATTUALE </text:p>
          </table:table-cell>
          <table:table-cell table:style-name="ce35" office:value-type="string" office:string-value="DIFFERENZA" calcext:value-type="string">
            <text:p><text:s/>DIFFERENZA </text:p>
          </table:table-cell>
          <table:table-cell table:number-columns-repeated="6"/>
        </table:table-row>
        <table:table-row table:style-name="ro7">
          <table:table-cell/>
          <table:covered-table-cell table:number-columns-repeated="3"/>
          <table:table-cell table:style-name="ce36" office:value-type="string" office:string-value="( BILANCIO MENO EFFETTIVO )" calcext:value-type="string">
            <text:p><text:s/>( BILANCIO MENO EFFETTIVO ) </text:p>
          </table:table-cell>
          <table:table-cell table:number-columns-repeated="6"/>
        </table:table-row>
        <table:table-row table:style-name="ro4">
          <table:table-cell/>
          <table:table-cell table:style-name="ce11" office:value-type="string" calcext:value-type="string">
            <text:p>SPESE VARIABILI</text:p>
          </table:table-cell>
          <table:table-cell table:style-name="ce25" table:number-columns-repeated="2"/>
          <table:table-cell table:style-name="ce37"/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Branding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34]-[.D34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Consultazion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35]-[.D35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Riserva per imprevist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36]-[.D36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rredamento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37]-[.D37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ttrezzatura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38]-[.D38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Mobilio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39]-[.D39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ssicurazione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40]-[.D40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Lancia pubblicità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41]-[.D41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Spese legal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42]-[.D42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Licenze / Permess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43]-[.D43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Materiali stampat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44]-[.D44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Immobili / Acquisizione di spaz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45]-[.D45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rchivi richiest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46]-[.D46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Sicurezza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47]-[.D47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Segnaletica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48]-[.D48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Software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49]-[.D49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Preparazione dello spazio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50]-[.D50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vvio dell'inventario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51]-[.D51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Forniture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52]-[.D52]" office:value-type="float" office:value="0" calcext:value-type="float">
            <text:p><text:s/>$- <text:s text:c="2"/></text:p>
          </table:table-cell>
          <table:table-cell table:number-columns-repeated="4"/>
          <table:table-cell table:style-name="ce39"/>
          <table:table-cell/>
        </table:table-row>
        <table:table-row table:style-name="ro4">
          <table:table-cell/>
          <table:table-cell table:style-name="ce12" office:value-type="string" calcext:value-type="string">
            <text:p>Tecnologia Hardware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53]-[.D53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Configurazione / lancio del telefono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54]-[.D54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Installazione di utilità / Deposit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55]-[.D55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Sviluppo Web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56]-[.D56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Dominio Web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57]-[.D57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Web Hosting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58]-[.D58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Capitale circolante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59]-[.D59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ltro 1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60]-[.D60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ltro 2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61]-[.D61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ltro 3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62]-[.D62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ltro 4 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63]-[.D63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ltro 5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64]-[.D64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/>
          <table:table-cell table:style-name="ce26" table:formula="of:=SUM([.C34:.C64])" office:value-type="float" office:value="0" calcext:value-type="float">
            <text:p><text:s/>$- <text:s text:c="2"/></text:p>
          </table:table-cell>
          <table:table-cell table:style-name="ce26" table:formula="of:=SUM([.D34:.D64])" office:value-type="float" office:value="0" calcext:value-type="float">
            <text:p><text:s/>$- <text:s text:c="2"/></text:p>
          </table:table-cell>
          <table:table-cell table:style-name="ce37"/>
          <table:table-cell table:number-columns-repeated="6"/>
        </table:table-row>
        <table:table-row table:style-name="ro4">
          <table:table-cell/>
          <table:table-cell table:style-name="ce11" office:value-type="string" calcext:value-type="string">
            <text:p>SPESE FISSE</text:p>
          </table:table-cell>
          <table:table-cell table:style-name="ce25" table:number-columns-repeated="2"/>
          <table:table-cell table:style-name="ce37"/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Commissioni del conto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67]-[.D67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Spese contabil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68]-[.D68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Pubblicità - Stampa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69]-[.D69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Pubblicità - Radio, TV, Podcast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70]-[.D70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Pubblicità - Web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71]-[.D71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Benefic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72]-[.D72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ttrezzature - Ulteriori acquist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73]-[.D73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ssicurazione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74]-[.D74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Locazione / Affitto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75]-[.D75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Spese legal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76]-[.D76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Interessi e capitale del prestito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77]-[.D77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Stipendi dei proprietar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78]-[.D78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Libropaga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79]-[.D79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Imposta sui salari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80]-[.D80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Spedizione / Spedizione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81]-[.D81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Sicurezza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82]-[.D82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Forniture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83]-[.D83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Telefono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84]-[.D84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Utilità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85]-[.D85]" office:value-type="float" office:value="0" calcext:value-type="float">
            <text:p><text:s/>$- <text:s text:c="2"/></text:p>
          </table:table-cell>
          <table:table-cell table:number-columns-repeated="4"/>
          <table:table-cell table:style-name="ce39"/>
          <table:table-cell/>
        </table:table-row>
        <table:table-row table:style-name="ro4">
          <table:table-cell/>
          <table:table-cell table:style-name="ce12" office:value-type="string" calcext:value-type="string">
            <text:p>Web - Hosting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86]-[.D86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Web - Manutenzione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87]-[.D87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ltro 1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88]-[.D88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ltro 2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89]-[.D89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ltro 3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90]-[.D90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ltro 4 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91]-[.D91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Altro 5</text:p>
          </table:table-cell>
          <table:table-cell table:number-columns-repeated="2" table:style-name="ce20" office:value-type="float" office:value="0" calcext:value-type="float">
            <text:p><text:s/>$- <text:s text:c="2"/></text:p>
          </table:table-cell>
          <table:table-cell table:style-name="ce37" table:formula="of:=[.C92]-[.D92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4">
          <table:table-cell/>
          <table:table-cell table:style-name="ce12"/>
          <table:table-cell table:style-name="ce26" table:formula="of:=SUM([.C67:.C92])" office:value-type="float" office:value="0" calcext:value-type="float">
            <text:p><text:s/>$- <text:s text:c="2"/></text:p>
          </table:table-cell>
          <table:table-cell table:style-name="ce26" table:formula="of:=SUM([.D67:.D92])" office:value-type="float" office:value="0" calcext:value-type="float">
            <text:p><text:s/>$- <text:s text:c="2"/></text:p>
          </table:table-cell>
          <table:table-cell table:style-name="ce37"/>
          <table:table-cell table:number-columns-repeated="6"/>
        </table:table-row>
        <table:table-row table:style-name="ro4">
          <table:table-cell/>
          <table:table-cell table:style-name="ce11"/>
          <table:table-cell table:style-name="ce25" table:number-columns-repeated="2"/>
          <table:table-cell table:style-name="ce37"/>
          <table:table-cell table:number-columns-repeated="6"/>
        </table:table-row>
        <table:table-row table:style-name="ro3">
          <table:table-cell/>
          <table:table-cell table:style-name="ce13" office:value-type="string" calcext:value-type="string">
            <text:p>TOTALE</text:p>
          </table:table-cell>
          <table:table-cell table:style-name="ce27" table:formula="of:=SUM([.C65];[.C93])" office:value-type="float" office:value="0" calcext:value-type="float">
            <text:p><text:s/>$- <text:s text:c="2"/></text:p>
          </table:table-cell>
          <table:table-cell table:style-name="ce27" table:formula="of:=SUM([.D65];[.D93])" office:value-type="float" office:value="0" calcext:value-type="float">
            <text:p><text:s/>$- <text:s text:c="2"/></text:p>
          </table:table-cell>
          <table:table-cell table:style-name="ce38"/>
          <table:table-cell table:number-columns-repeated="6"/>
        </table:table-row>
        <table:table-row table:style-name="ro8" table:number-rows-repeated="1048480">
          <table:table-cell table:number-columns-repeated="11"/>
        </table:table-row>
        <table:table-row table:style-name="ro8">
          <table:table-cell table:number-columns-repeated="11"/>
        </table:table-row>
        <calcext:conditional-formats>
          <calcext:conditional-format calcext:target-range-address="'Spese di avvio'.E33:'Spese di avvio'.E95">
            <calcext:condition calcext:apply-style-name="ConditionalStyle_1" calcext:value="&lt;0" calcext:base-cell-address="'Spese di avvio'.E33"/>
          </calcext:conditional-format>
          <calcext:conditional-format calcext:target-range-address="'Spese di avvio'.E4:'Spese di avvio'.E5">
            <calcext:condition calcext:apply-style-name="ConditionalStyle_2" calcext:value="&lt;0" calcext:base-cell-address="'Spese di avvio'.E4"/>
          </calcext:conditional-format>
          <calcext:conditional-format calcext:target-range-address="'Spese di avvio'.C6:'Spese di avvio'.E6">
            <calcext:condition calcext:apply-style-name="ConditionalStyle_3" calcext:value="&lt;0" calcext:base-cell-address="'Spese di avvio'.C6"/>
          </calcext:conditional-format>
          <calcext:conditional-format calcext:target-range-address="'Spese di avvio'.E10:'Spese di avvio'.E28">
            <calcext:condition calcext:apply-style-name="ConditionalStyle_5" calcext:value="&lt;0" calcext:base-cell-address="'Spese di avvio'.E10"/>
          </calcext:conditional-format>
        </calcext:conditional-formats>
      </table:table>
      <table:table table:name="Budget" table:style-name="ta1"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number-columns-repeated="3" table:default-cell-style-name="ce42"/>
        <table:table-column table:style-name="co7" table:number-columns-repeated="11" table:default-cell-style-name="ce42"/>
        <table:table-column table:style-name="co6" table:default-cell-style-name="ce42"/>
        <table:table-column table:style-name="co11" table:number-columns-repeated="22" table:default-cell-style-name="ce42"/>
        <table:table-row table:style-name="ro9">
          <table:table-cell table:style-name="ce40"/>
          <table:table-cell table:style-name="ce43" office:value-type="string" calcext:value-type="string">
            <text:p>MODELLO DI BUDGETING DEL PROGETTO</text:p>
          </table:table-cell>
          <table:table-cell table:style-name="ce43" table:number-columns-repeated="16"/>
          <table:table-cell table:style-name="ce40" table:number-columns-repeated="23"/>
        </table:table-row>
        <table:table-row table:style-name="ro10">
          <table:table-cell table:style-name="ce41"/>
          <table:table-cell table:style-name="ce44"/>
          <table:table-cell table:style-name="ce53" table:number-columns-repeated="5"/>
          <table:table-cell table:style-name="ce44" office:value-type="string" calcext:value-type="string">
            <text:p>LAVORO</text:p>
          </table:table-cell>
          <table:table-cell table:style-name="ce53"/>
          <table:table-cell table:style-name="ce44" office:value-type="string" calcext:value-type="string">
            <text:p>MATERIALI</text:p>
          </table:table-cell>
          <table:table-cell table:style-name="ce53" table:number-columns-repeated="3"/>
          <table:table-cell table:style-name="ce44" office:value-type="string" calcext:value-type="string">
            <text:p>FISSATO</text:p>
          </table:table-cell>
          <table:table-cell table:style-name="ce53" table:number-columns-repeated="3"/>
          <table:table-cell table:style-name="ce72" office:value-type="string" calcext:value-type="string">
            <text:p>BILANCIA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5" office:value-type="string" calcext:value-type="string">
            <text:p>COMPITO</text:p>
          </table:table-cell>
          <table:table-cell table:style-name="ce45" office:value-type="string" calcext:value-type="string">
            <text:p>DESCRIZIONE</text:p>
          </table:table-cell>
          <table:table-cell table:style-name="ce45" office:value-type="string" calcext:value-type="string">
            <text:p>STATO</text:p>
          </table:table-cell>
          <table:table-cell table:style-name="ce45" office:value-type="string" calcext:value-type="string">
            <text:p>DATA DI INIZIO PREVISTA</text:p>
          </table:table-cell>
          <table:table-cell table:style-name="ce45" office:value-type="string" calcext:value-type="string">
            <text:p>DATA DI INIZIO EFFETTIVA</text:p>
          </table:table-cell>
          <table:table-cell table:style-name="ce45" office:value-type="string" calcext:value-type="string">
            <text:p>DATA DI FINE</text:p>
          </table:table-cell>
          <table:table-cell table:style-name="ce45" office:value-type="string" calcext:value-type="string">
            <text:p>HR</text:p>
          </table:table-cell>
          <table:table-cell table:style-name="ce45" office:value-type="string" calcext:value-type="string">
            <text:p>$/HR</text:p>
          </table:table-cell>
          <table:table-cell table:style-name="ce64" office:value-type="string" calcext:value-type="string">
            <text:p>UNITÀ</text:p>
          </table:table-cell>
          <table:table-cell table:style-name="ce64" office:value-type="string" calcext:value-type="string">
            <text:p>$/UNITÀ</text:p>
          </table:table-cell>
          <table:table-cell table:style-name="ce64" office:value-type="string" calcext:value-type="string">
            <text:p>VIAGGIO</text:p>
          </table:table-cell>
          <table:table-cell table:style-name="ce64" office:value-type="string" calcext:value-type="string">
            <text:p>ATTREZZATURA/SPAZIO</text:p>
          </table:table-cell>
          <table:table-cell table:style-name="ce64"/>
          <table:table-cell table:style-name="ce64" office:value-type="string" calcext:value-type="string">
            <text:p>ALTRI.</text:p>
          </table:table-cell>
          <table:table-cell table:style-name="ce64" office:value-type="string" calcext:value-type="string">
            <text:p>BILANCIO</text:p>
          </table:table-cell>
          <table:table-cell table:style-name="ce64" office:value-type="string" calcext:value-type="string">
            <text:p>ATTUALE</text:p>
          </table:table-cell>
          <table:table-cell table:style-name="ce64" office:value-type="string" calcext:value-type="string">
            <text:p>SOTTO/SOPRA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6" office:value-type="string" calcext:value-type="string">
            <text:p>PROGETTO 1</text:p>
          </table:table-cell>
          <table:table-cell table:style-name="ce54" table:number-columns-repeated="5"/>
          <table:table-cell table:style-name="ce46"/>
          <table:table-cell table:style-name="ce54"/>
          <table:table-cell table:style-name="ce46"/>
          <table:table-cell table:style-name="ce54"/>
          <table:table-cell table:style-name="ce46"/>
          <table:table-cell table:style-name="ce54"/>
          <table:table-cell table:style-name="ce46"/>
          <table:table-cell table:style-name="ce54"/>
          <table:table-cell table:style-name="ce65" table:formula="of:=SUM([.P5:.P13])" office:value-type="float" office:value="600" calcext:value-type="float">
            <text:p><text:s/>$600.00 </text:p>
          </table:table-cell>
          <table:table-cell table:style-name="ce70" table:formula="of:=SUM([.Q5:.Q13])" office:value-type="float" office:value="1440" calcext:value-type="float">
            <text:p><text:s/>$1,440.00 </text:p>
          </table:table-cell>
          <table:table-cell table:style-name="ce73" table:formula="of:=[.P4]-[.Q4]" office:value-type="float" office:value="-840" calcext:value-type="float">
            <text:p><text:s/>$(840.00)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7" office:value-type="string" calcext:value-type="string">
            <text:p>Compito</text:p>
          </table:table-cell>
          <table:table-cell table:style-name="ce47" table:number-columns-repeated="5"/>
          <table:table-cell table:style-name="ce55" office:value-type="float" office:value="8" calcext:value-type="float">
            <text:p>8.0</text:p>
          </table:table-cell>
          <table:table-cell table:style-name="ce60" office:value-type="float" office:value="15" calcext:value-type="float">
            <text:p>$15.00 </text:p>
          </table:table-cell>
          <table:table-cell table:style-name="ce55" office:value-type="float" office:value="100" calcext:value-type="float">
            <text:p>100.0</text:p>
          </table:table-cell>
          <table:table-cell table:style-name="ce60" office:value-type="float" office:value="5" calcext:value-type="float">
            <text:p>$5.00 </text:p>
          </table:table-cell>
          <table:table-cell table:style-name="ce55" table:number-columns-repeated="2"/>
          <table:table-cell table:style-name="ce60" office:value-type="float" office:value="50" calcext:value-type="float">
            <text:p>$50.00 </text:p>
          </table:table-cell>
          <table:table-cell table:style-name="ce55"/>
          <table:table-cell table:style-name="ce66" office:value-type="float" office:value="200" calcext:value-type="float">
            <text:p><text:s/>200.00 </text:p>
          </table:table-cell>
          <table:table-cell table:style-name="ce71" table:formula="of:=([.H5]*[.I5])+([.J5]*[.K5])+[.L5]+[.M5]+[.N5]+[.O5]" office:value-type="float" office:value="670" calcext:value-type="float">
            <text:p><text:s/>670.00 </text:p>
          </table:table-cell>
          <table:table-cell table:style-name="ce74" table:formula="of:=[.P5]-[.Q5]" office:value-type="float" office:value="-470" calcext:value-type="float">
            <text:p><text:s/>(470.00)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7" office:value-type="string" calcext:value-type="string">
            <text:p>Compito</text:p>
          </table:table-cell>
          <table:table-cell table:style-name="ce47" table:number-columns-repeated="5"/>
          <table:table-cell table:style-name="ce55" office:value-type="float" office:value="8" calcext:value-type="float">
            <text:p>8.0</text:p>
          </table:table-cell>
          <table:table-cell table:style-name="ce60" office:value-type="float" office:value="15" calcext:value-type="float">
            <text:p>$15.00 </text:p>
          </table:table-cell>
          <table:table-cell table:style-name="ce55"/>
          <table:table-cell table:style-name="ce60"/>
          <table:table-cell table:style-name="ce55" table:number-columns-repeated="2"/>
          <table:table-cell table:style-name="ce60" office:value-type="float" office:value="100" calcext:value-type="float">
            <text:p>$100.00 </text:p>
          </table:table-cell>
          <table:table-cell table:style-name="ce55"/>
          <table:table-cell table:style-name="ce66" office:value-type="float" office:value="300" calcext:value-type="float">
            <text:p><text:s/>300.00 </text:p>
          </table:table-cell>
          <table:table-cell table:style-name="ce71" table:formula="of:=([.H6]*[.I6])+([.J6]*[.K6])+[.L6]+[.M6]+[.N6]+[.O6]" office:value-type="float" office:value="220" calcext:value-type="float">
            <text:p><text:s/>220.00 </text:p>
          </table:table-cell>
          <table:table-cell table:style-name="ce74" table:formula="of:=[.P6]-[.Q6]" office:value-type="float" office:value="80" calcext:value-type="float">
            <text:p><text:s/>80.00 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7" office:value-type="string" calcext:value-type="string">
            <text:p>Compito</text:p>
          </table:table-cell>
          <table:table-cell table:style-name="ce47" table:number-columns-repeated="5"/>
          <table:table-cell table:style-name="ce55"/>
          <table:table-cell table:style-name="ce60"/>
          <table:table-cell table:style-name="ce55" office:value-type="float" office:value="50" calcext:value-type="float">
            <text:p>50.0</text:p>
          </table:table-cell>
          <table:table-cell table:style-name="ce60" office:value-type="float" office:value="11" calcext:value-type="float">
            <text:p>$11.00 </text:p>
          </table:table-cell>
          <table:table-cell table:style-name="ce55" table:number-columns-repeated="2"/>
          <table:table-cell table:style-name="ce60"/>
          <table:table-cell table:style-name="ce55"/>
          <table:table-cell table:style-name="ce66" office:value-type="float" office:value="100" calcext:value-type="float">
            <text:p><text:s/>100.00 </text:p>
          </table:table-cell>
          <table:table-cell table:style-name="ce71" table:formula="of:=([.H7]*[.I7])+([.J7]*[.K7])+[.L7]+[.M7]+[.N7]+[.O7]" office:value-type="float" office:value="550" calcext:value-type="float">
            <text:p><text:s/>550.00 </text:p>
          </table:table-cell>
          <table:table-cell table:style-name="ce74" table:formula="of:=[.P7]-[.Q7]" office:value-type="float" office:value="-450" calcext:value-type="float">
            <text:p><text:s/>(450.00)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8" office:value-type="string" calcext:value-type="string">
            <text:p><text:s text:c="7"/>Sottoattività </text:p>
          </table:table-cell>
          <table:table-cell table:style-name="ce48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8]*[.I8]+[.J8]*[.K8]+[.N8]" office:value-type="float" office:value="0" calcext:value-type="float">
            <text:p><text:s/>- <text:s text:c="2"/></text:p>
          </table:table-cell>
          <table:table-cell table:style-name="ce71" table:formula="of:=([.H8]*[.I8])+([.J8]*[.K8])+[.L8]+[.M8]+[.N8]+[.O8]" office:value-type="float" office:value="0" calcext:value-type="float">
            <text:p><text:s/>- <text:s text:c="2"/></text:p>
          </table:table-cell>
          <table:table-cell table:style-name="ce74" table:formula="of:=[.P8]-[.Q8]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8" office:value-type="string" calcext:value-type="string">
            <text:p><text:s text:c="7"/>Sottoattività </text:p>
          </table:table-cell>
          <table:table-cell table:style-name="ce48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9]*[.I9]+[.J9]*[.K9]+[.N9]" office:value-type="float" office:value="0" calcext:value-type="float">
            <text:p><text:s/>- <text:s text:c="2"/></text:p>
          </table:table-cell>
          <table:table-cell table:style-name="ce71" table:formula="of:=([.H9]*[.I9])+([.J9]*[.K9])+[.L9]+[.M9]+[.N9]+[.O9]" office:value-type="float" office:value="0" calcext:value-type="float">
            <text:p><text:s/>- <text:s text:c="2"/></text:p>
          </table:table-cell>
          <table:table-cell table:style-name="ce74" table:formula="of:=[.P9]-[.Q9]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8" office:value-type="string" calcext:value-type="string">
            <text:p><text:s text:c="7"/>Sottoattività </text:p>
          </table:table-cell>
          <table:table-cell table:style-name="ce48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10]*[.I10]+[.J10]*[.K10]+[.N10]" office:value-type="float" office:value="0" calcext:value-type="float">
            <text:p><text:s/>- <text:s text:c="2"/></text:p>
          </table:table-cell>
          <table:table-cell table:style-name="ce71" table:formula="of:=([.H10]*[.I10])+([.J10]*[.K10])+[.L10]+[.M10]+[.N10]+[.O10]" office:value-type="float" office:value="0" calcext:value-type="float">
            <text:p><text:s/>- <text:s text:c="2"/></text:p>
          </table:table-cell>
          <table:table-cell table:style-name="ce74" table:formula="of:=[.P10]-[.Q10]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8" office:value-type="string" calcext:value-type="string">
            <text:p><text:s text:c="7"/>Sottoattività </text:p>
          </table:table-cell>
          <table:table-cell table:style-name="ce48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11]*[.I11]+[.J11]*[.K11]+[.N11]" office:value-type="float" office:value="0" calcext:value-type="float">
            <text:p><text:s/>- <text:s text:c="2"/></text:p>
          </table:table-cell>
          <table:table-cell table:style-name="ce71" table:formula="of:=([.H11]*[.I11])+([.J11]*[.K11])+[.L11]+[.M11]+[.N11]+[.O11]" office:value-type="float" office:value="0" calcext:value-type="float">
            <text:p><text:s/>- <text:s text:c="2"/></text:p>
          </table:table-cell>
          <table:table-cell table:style-name="ce74" table:formula="of:=[.P11]-[.Q11]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7" office:value-type="string" calcext:value-type="string">
            <text:p>Compito</text:p>
          </table:table-cell>
          <table:table-cell table:style-name="ce47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12]*[.I12]+[.J12]*[.K12]+[.N12]" office:value-type="float" office:value="0" calcext:value-type="float">
            <text:p><text:s/>- <text:s text:c="2"/></text:p>
          </table:table-cell>
          <table:table-cell table:style-name="ce71" table:formula="of:=([.H12]*[.I12])+([.J12]*[.K12])+[.L12]+[.M12]+[.N12]+[.O12]" office:value-type="float" office:value="0" calcext:value-type="float">
            <text:p><text:s/>- <text:s text:c="2"/></text:p>
          </table:table-cell>
          <table:table-cell table:style-name="ce74" table:formula="of:=[.P12]-[.Q12]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7" office:value-type="string" calcext:value-type="string">
            <text:p>Compito</text:p>
          </table:table-cell>
          <table:table-cell table:style-name="ce47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13]*[.I13]+[.J13]*[.K13]+[.N13]" office:value-type="float" office:value="0" calcext:value-type="float">
            <text:p><text:s/>- <text:s text:c="2"/></text:p>
          </table:table-cell>
          <table:table-cell table:style-name="ce71" table:formula="of:=([.H13]*[.I13])+([.J13]*[.K13])+[.L13]+[.M13]+[.N13]+[.O13]" office:value-type="float" office:value="0" calcext:value-type="float">
            <text:p><text:s/>- <text:s text:c="2"/></text:p>
          </table:table-cell>
          <table:table-cell table:style-name="ce74" table:formula="of:=[.P13]-[.Q13]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9" office:value-type="string" calcext:value-type="string">
            <text:p>SUBTOTALE</text:p>
          </table:table-cell>
          <table:table-cell table:style-name="ce49" table:number-columns-repeated="5"/>
          <table:table-cell table:style-name="ce56"/>
          <table:table-cell table:style-name="ce61" table:formula="of:=([.H5]*[.I5])+([.H6]*[.I6])+([.H7]*[.I7])+([.H8]*[.I8])+([.H9]*[.I9])+([.H10]*[.I10])+([.H11]*[.I11])+([.H12]*[.I12])+([.H13]*[.I13])" office:value-type="float" office:value="240" calcext:value-type="float">
            <text:p>$240.00 </text:p>
          </table:table-cell>
          <table:table-cell table:style-name="ce58"/>
          <table:table-cell table:style-name="ce61" table:formula="of:=([.J5]*[.K5])+([.J6]*[.K6])+([.J7]*[.K7])+([.J8]*[.K8])+([.J9]*[.K9])+([.J10]*[.K10])+([.J11]*[.K11])+([.J12]*[.K12])+([.J13]*[.K13])" office:value-type="float" office:value="1050" calcext:value-type="float">
            <text:p>$1,050.00 </text:p>
          </table:table-cell>
          <table:table-cell table:style-name="ce58" table:formula="of:=SUM([.L5:.L13])" office:value-type="float" office:value="0" calcext:value-type="float">
            <text:p>0.0</text:p>
          </table:table-cell>
          <table:table-cell table:style-name="ce58"/>
          <table:table-cell table:style-name="ce61" table:formula="of:=SUM([.N5:.N13])" office:value-type="float" office:value="150" calcext:value-type="float">
            <text:p>$150.00 </text:p>
          </table:table-cell>
          <table:table-cell table:style-name="ce58" table:formula="of:=SUM([.O5:.O13])" office:value-type="float" office:value="0" calcext:value-type="float">
            <text:p>0.0</text:p>
          </table:table-cell>
          <table:table-cell table:style-name="ce67" table:formula="of:=SUM([.P5:.P13])" office:value-type="float" office:value="600" calcext:value-type="float">
            <text:p><text:s/>600.00 </text:p>
          </table:table-cell>
          <table:table-cell table:style-name="ce61" table:formula="of:=SUM([.I14:.O14])" office:value-type="float" office:value="1440" calcext:value-type="float">
            <text:p>$1,440.00 </text:p>
          </table:table-cell>
          <table:table-cell table:style-name="ce61" table:formula="of:=[.P14]-[.Q14]" office:value-type="float" office:value="-840" calcext:value-type="float">
            <text:p>($840.00)</text:p>
          </table:table-cell>
          <table:table-cell table:style-name="ce41" table:number-columns-repeated="23"/>
        </table:table-row>
        <table:table-row table:style-name="ro6">
          <table:table-cell table:style-name="ce41"/>
          <table:table-cell table:style-name="ce50" table:number-columns-repeated="6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2"/>
          <table:table-cell table:style-name="ce57"/>
          <table:table-cell table:style-name="ce68"/>
          <table:table-cell table:style-name="ce62"/>
          <table:table-cell table:style-name="ce75"/>
          <table:table-cell table:style-name="ce41" table:number-columns-repeated="23"/>
        </table:table-row>
        <table:table-row table:style-name="ro11">
          <table:table-cell table:style-name="ce41"/>
          <table:table-cell table:style-name="ce46" office:value-type="string" calcext:value-type="string">
            <text:p>PROGETTO 2</text:p>
          </table:table-cell>
          <table:table-cell table:style-name="ce54" table:number-columns-repeated="5"/>
          <table:table-cell table:style-name="ce46"/>
          <table:table-cell table:style-name="ce54"/>
          <table:table-cell table:style-name="ce46"/>
          <table:table-cell table:style-name="ce54"/>
          <table:table-cell table:style-name="ce46"/>
          <table:table-cell table:style-name="ce54"/>
          <table:table-cell table:style-name="ce46"/>
          <table:table-cell table:style-name="ce54"/>
          <table:table-cell table:style-name="ce65" table:formula="of:=SUM([.P17:.P25])" office:value-type="float" office:value="0" calcext:value-type="float">
            <text:p><text:s/>$- <text:s text:c="2"/></text:p>
          </table:table-cell>
          <table:table-cell table:style-name="ce70" table:formula="of:=SUM([.Q17:.Q25])" office:value-type="float" office:value="0" calcext:value-type="float">
            <text:p><text:s/>$- <text:s text:c="2"/></text:p>
          </table:table-cell>
          <table:table-cell table:style-name="ce73" table:formula="of:=[.P16]-[.Q16]" office:value-type="float" office:value="0" calcext:value-type="float">
            <text:p><text:s/>$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7" office:value-type="string" calcext:value-type="string">
            <text:p>Compito</text:p>
          </table:table-cell>
          <table:table-cell table:style-name="ce47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17]*[.I17]+[.J17]*[.K17]+[.N17]" office:value-type="float" office:value="0" calcext:value-type="float">
            <text:p><text:s/>- <text:s text:c="2"/></text:p>
          </table:table-cell>
          <table:table-cell table:style-name="ce71"/>
          <table:table-cell table:style-name="ce74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7" office:value-type="string" calcext:value-type="string">
            <text:p>Compito</text:p>
          </table:table-cell>
          <table:table-cell table:style-name="ce47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18]*[.I18]+[.J18]*[.K18]+[.N18]" office:value-type="float" office:value="0" calcext:value-type="float">
            <text:p><text:s/>- <text:s text:c="2"/></text:p>
          </table:table-cell>
          <table:table-cell table:style-name="ce71"/>
          <table:table-cell table:style-name="ce74" table:formula="of:=[.P18]-[.Q18]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7" office:value-type="string" calcext:value-type="string">
            <text:p>Compito</text:p>
          </table:table-cell>
          <table:table-cell table:style-name="ce47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19]*[.I19]+[.J19]*[.K19]+[.N19]" office:value-type="float" office:value="0" calcext:value-type="float">
            <text:p><text:s/>- <text:s text:c="2"/></text:p>
          </table:table-cell>
          <table:table-cell table:style-name="ce71"/>
          <table:table-cell table:style-name="ce74" table:formula="of:=[.P19]-[.Q19]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8" office:value-type="string" calcext:value-type="string">
            <text:p><text:s text:c="7"/>Sottoattività </text:p>
          </table:table-cell>
          <table:table-cell table:style-name="ce48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20]*[.I20]+[.J20]*[.K20]+[.N20]" office:value-type="float" office:value="0" calcext:value-type="float">
            <text:p><text:s/>- <text:s text:c="2"/></text:p>
          </table:table-cell>
          <table:table-cell table:style-name="ce71"/>
          <table:table-cell table:style-name="ce74" table:formula="of:=[.P20]-[.Q20]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8" office:value-type="string" calcext:value-type="string">
            <text:p><text:s text:c="7"/>Sottoattività </text:p>
          </table:table-cell>
          <table:table-cell table:style-name="ce48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21]*[.I21]+[.J21]*[.K21]+[.N21]" office:value-type="float" office:value="0" calcext:value-type="float">
            <text:p><text:s/>- <text:s text:c="2"/></text:p>
          </table:table-cell>
          <table:table-cell table:style-name="ce71"/>
          <table:table-cell table:style-name="ce74" table:formula="of:=[.P21]-[.Q21]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8" office:value-type="string" calcext:value-type="string">
            <text:p><text:s text:c="7"/>Sottoattività </text:p>
          </table:table-cell>
          <table:table-cell table:style-name="ce48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/>
          <table:table-cell table:style-name="ce71"/>
          <table:table-cell table:style-name="ce74"/>
          <table:table-cell table:style-name="ce41" table:number-columns-repeated="23"/>
        </table:table-row>
        <table:table-row table:style-name="ro11">
          <table:table-cell table:style-name="ce41"/>
          <table:table-cell table:style-name="ce48" office:value-type="string" calcext:value-type="string">
            <text:p><text:s text:c="7"/>Sottoattività </text:p>
          </table:table-cell>
          <table:table-cell table:style-name="ce48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/>
          <table:table-cell table:style-name="ce71"/>
          <table:table-cell table:style-name="ce74"/>
          <table:table-cell table:style-name="ce41" table:number-columns-repeated="23"/>
        </table:table-row>
        <table:table-row table:style-name="ro11">
          <table:table-cell table:style-name="ce41"/>
          <table:table-cell table:style-name="ce47" office:value-type="string" calcext:value-type="string">
            <text:p>Compito</text:p>
          </table:table-cell>
          <table:table-cell table:style-name="ce48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/>
          <table:table-cell table:style-name="ce71"/>
          <table:table-cell table:style-name="ce74"/>
          <table:table-cell table:style-name="ce41" table:number-columns-repeated="23"/>
        </table:table-row>
        <table:table-row table:style-name="ro11">
          <table:table-cell table:style-name="ce41"/>
          <table:table-cell table:style-name="ce47" office:value-type="string" calcext:value-type="string">
            <text:p>Compito</text:p>
          </table:table-cell>
          <table:table-cell table:style-name="ce47" table:number-columns-repeated="5"/>
          <table:table-cell table:style-name="ce55"/>
          <table:table-cell table:style-name="ce60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55"/>
          <table:table-cell table:style-name="ce66" table:formula="of:=[.H25]*[.I25]+[.J25]*[.K25]+[.N25]" office:value-type="float" office:value="0" calcext:value-type="float">
            <text:p><text:s/>- <text:s text:c="2"/></text:p>
          </table:table-cell>
          <table:table-cell table:style-name="ce71"/>
          <table:table-cell table:style-name="ce74" table:formula="of:=[.P25]-[.Q25]" office:value-type="float" office:value="0" calcext:value-type="float">
            <text:p><text:s/>- <text:s text:c="2"/></text:p>
          </table:table-cell>
          <table:table-cell table:style-name="ce41" table:number-columns-repeated="23"/>
        </table:table-row>
        <table:table-row table:style-name="ro11">
          <table:table-cell table:style-name="ce41"/>
          <table:table-cell table:style-name="ce49" office:value-type="string" calcext:value-type="string">
            <text:p>SUBTOTALE</text:p>
          </table:table-cell>
          <table:table-cell table:style-name="ce49" table:number-columns-repeated="5"/>
          <table:table-cell table:style-name="ce58"/>
          <table:table-cell table:style-name="ce61" table:formula="of:=([.H17]*[.I17])+([.H18]*[.I18])+([.H19]*[.I19])+([.H20]*[.I20])+([.H21]*[.I21])+([.H25]*[.I25])" office:value-type="float" office:value="0" calcext:value-type="float">
            <text:p>$0.00 </text:p>
          </table:table-cell>
          <table:table-cell table:style-name="ce58"/>
          <table:table-cell table:style-name="ce61" table:formula="of:=([.J17]*[.K17])+([.J18]*[.K18])+([.J19]*[.K19])+([.J20]*[.K20])+([.J21]*[.K21])+([.J25]*[.K25])" office:value-type="float" office:value="0" calcext:value-type="float">
            <text:p>$0.00 </text:p>
          </table:table-cell>
          <table:table-cell table:style-name="ce58" table:formula="of:=SUM([.L17:.L25])" office:value-type="float" office:value="0" calcext:value-type="float">
            <text:p>0.0</text:p>
          </table:table-cell>
          <table:table-cell table:style-name="ce58"/>
          <table:table-cell table:style-name="ce61" table:formula="of:=SUM([.N17:.N25])" office:value-type="float" office:value="0" calcext:value-type="float">
            <text:p>$0.00 </text:p>
          </table:table-cell>
          <table:table-cell table:style-name="ce58" table:formula="of:=SUM([.O17:.O25])" office:value-type="float" office:value="0" calcext:value-type="float">
            <text:p>0.0</text:p>
          </table:table-cell>
          <table:table-cell table:style-name="ce67" table:formula="of:=SUM([.P17:.P25])" office:value-type="float" office:value="0" calcext:value-type="float">
            <text:p><text:s/>- <text:s text:c="2"/></text:p>
          </table:table-cell>
          <table:table-cell table:style-name="ce61" table:formula="of:=SUM([.I26:.O26])" office:value-type="float" office:value="0" calcext:value-type="float">
            <text:p>$0.00 </text:p>
          </table:table-cell>
          <table:table-cell table:style-name="ce61" table:formula="of:=[.P26]-[.Q26]" office:value-type="float" office:value="0" calcext:value-type="float">
            <text:p>$0.00 </text:p>
          </table:table-cell>
          <table:table-cell table:style-name="ce41" table:number-columns-repeated="23"/>
        </table:table-row>
        <table:table-row table:style-name="ro12">
          <table:table-cell table:style-name="ce40"/>
          <table:table-cell table:style-name="ce51" table:number-columns-repeated="6"/>
          <table:table-cell table:style-name="ce59"/>
          <table:table-cell table:style-name="ce63"/>
          <table:table-cell table:style-name="ce59"/>
          <table:table-cell table:style-name="ce63"/>
          <table:table-cell table:style-name="ce59" table:number-columns-repeated="2"/>
          <table:table-cell table:style-name="ce63"/>
          <table:table-cell table:style-name="ce59"/>
          <table:table-cell table:style-name="ce69"/>
          <table:table-cell table:style-name="ce63"/>
          <table:table-cell table:style-name="ce76"/>
          <table:table-cell table:style-name="ce40" table:number-columns-repeated="23"/>
        </table:table-row>
        <table:table-row table:style-name="ro13">
          <table:table-cell table:style-name="ce40"/>
          <table:table-cell table:style-name="ce52" office:value-type="string" calcext:value-type="string" table:number-columns-spanned="17" table:number-rows-spanned="1">
            <text:p><text:a xlink:href="https://it.smartsheet.com/try-it?trp=37177&amp;utm_language=IT&amp;utm_source=integrated+content&amp;utm_campaign=/free-financial-planning-templates&amp;utm_medium=ic+project+budgeting+template+37177+it&amp;lpa=ic+project+budgeting+template+37177+it" xlink:type="simple">CLICCA QUI PER CREARE IN SMARTSHEET</text:a></text:p>
          </table:table-cell>
          <table:covered-table-cell table:number-columns-repeated="16"/>
          <table:table-cell/>
          <table:table-cell table:style-name="ce40" table:number-columns-repeated="22"/>
        </table:table-row>
        <table:table-row table:style-name="ro14" table:number-rows-repeated="56">
          <table:table-cell table:style-name="ce40" table:number-columns-repeated="41"/>
        </table:table-row>
        <table:table-row table:style-name="ro14" table:number-rows-repeated="343">
          <table:table-cell table:style-name="ce40" table:number-columns-repeated="21"/>
          <table:table-cell table:number-columns-repeated="20"/>
        </table:table-row>
        <table:table-row table:style-name="ro14" table:number-rows-repeated="1048148">
          <table:table-cell table:number-columns-repeated="41"/>
        </table:table-row>
        <table:table-row table:style-name="ro14">
          <table:table-cell table:number-columns-repeated="41"/>
        </table:table-row>
        <calcext:conditional-formats>
          <calcext:conditional-format calcext:target-range-address="Budget.R27:Budget.R27 Budget.R15:Budget.R1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Marketing budget" table:style-name="ta1">
        <table:table-column table:style-name="co6" table:default-cell-style-name="ce1"/>
        <table:table-column table:style-name="co12" table:default-cell-style-name="ce93"/>
        <table:table-column table:style-name="co13" table:number-columns-repeated="12" table:default-cell-style-name="ce112"/>
        <table:table-column table:style-name="co7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row table:style-name="ro1">
          <table:table-cell/>
          <table:table-cell table:style-name="ce2" office:value-type="string" calcext:value-type="string">
            <text:p>MODELLO DI BUDGET DI MARKETING</text:p>
          </table:table-cell>
          <table:table-cell table:style-name="ce94"/>
          <table:table-cell table:style-name="ce3" table:number-columns-repeated="5"/>
          <table:table-cell table:style-name="ce151" office:value-type="string" calcext:value-type="string">
            <text:p>ULTIMO AGGIORNAMENTO</text:p>
          </table:table-cell>
          <table:table-cell table:style-name="ce154" office:value-type="string" calcext:value-type="string" table:number-columns-spanned="2" table:number-rows-spanned="1">
            <text:p>00/00/0000</text:p>
          </table:table-cell>
          <table:covered-table-cell/>
          <table:table-cell table:style-name="ce94" table:number-columns-repeated="3"/>
          <table:table-cell table:style-name="ce3"/>
          <table:table-cell table:number-columns-repeated="3"/>
        </table:table-row>
        <table:table-row table:style-name="ro15">
          <table:table-cell/>
          <table:table-cell table:style-name="ce78" office:value-type="string" calcext:value-type="string" table:number-columns-spanned="1" table:number-rows-spanned="2">
            <text:p>SPESE</text:p>
          </table:table-cell>
          <table:table-cell table:style-name="ce95" office:value-type="string" calcext:value-type="string" table:number-columns-spanned="3" table:number-rows-spanned="1">
            <text:p>Q1</text:p>
          </table:table-cell>
          <table:covered-table-cell table:style-name="ce113"/>
          <table:covered-table-cell table:style-name="ce130"/>
          <table:table-cell table:style-name="ce147" office:value-type="string" calcext:value-type="string" table:number-columns-spanned="3" table:number-rows-spanned="1">
            <text:p>Q2</text:p>
          </table:table-cell>
          <table:covered-table-cell table:style-name="ce113"/>
          <table:covered-table-cell table:style-name="ce130"/>
          <table:table-cell table:style-name="ce152" office:value-type="string" calcext:value-type="string" table:number-columns-spanned="3" table:number-rows-spanned="1">
            <text:p>Q3 ·</text:p>
          </table:table-cell>
          <table:covered-table-cell table:style-name="ce113"/>
          <table:covered-table-cell table:style-name="ce130"/>
          <table:table-cell table:style-name="ce157" office:value-type="string" calcext:value-type="string" table:number-columns-spanned="3" table:number-rows-spanned="1">
            <text:p>Q4 ·</text:p>
          </table:table-cell>
          <table:covered-table-cell table:style-name="ce113"/>
          <table:covered-table-cell table:style-name="ce130"/>
          <table:table-cell table:style-name="ce161" office:value-type="string" calcext:value-type="string" table:number-columns-spanned="1" table:number-rows-spanned="2">
            <text:p>TOTALI DI FINE ANNO</text:p>
          </table:table-cell>
          <table:table-cell table:number-columns-repeated="3"/>
        </table:table-row>
        <table:table-row table:style-name="ro15">
          <table:table-cell/>
          <table:covered-table-cell table:style-name="ce79"/>
          <table:table-cell table:style-name="ce96" office:value-type="date" office:date-value="2016-07-01" calcext:value-type="date">
            <text:p>2016-07-01</text:p>
          </table:table-cell>
          <table:table-cell table:style-name="ce114" office:value-type="date" office:date-value="2016-08-01" calcext:value-type="date">
            <text:p>2016-08-01</text:p>
          </table:table-cell>
          <table:table-cell table:style-name="ce131" office:value-type="date" office:date-value="2016-09-01" calcext:value-type="date">
            <text:p>2016-09-01</text:p>
          </table:table-cell>
          <table:table-cell table:style-name="ce148" office:value-type="date" office:date-value="2016-10-01" calcext:value-type="date">
            <text:p>2016-10-01</text:p>
          </table:table-cell>
          <table:table-cell table:style-name="ce149" office:value-type="date" office:date-value="2016-11-01" calcext:value-type="date">
            <text:p>2016-11-01</text:p>
          </table:table-cell>
          <table:table-cell table:style-name="ce150" office:value-type="date" office:date-value="2016-12-01" calcext:value-type="date">
            <text:p>2016-12-01</text:p>
          </table:table-cell>
          <table:table-cell table:style-name="ce153" office:value-type="date" office:date-value="2017-01-01" calcext:value-type="date">
            <text:p>2017-01-01</text:p>
          </table:table-cell>
          <table:table-cell table:style-name="ce155" office:value-type="date" office:date-value="2017-02-01" calcext:value-type="date">
            <text:p>2017-02-01</text:p>
          </table:table-cell>
          <table:table-cell table:style-name="ce156" office:value-type="date" office:date-value="2017-03-01" calcext:value-type="date">
            <text:p>2017-03-01</text:p>
          </table:table-cell>
          <table:table-cell table:style-name="ce158" office:value-type="date" office:date-value="2017-04-01" calcext:value-type="date">
            <text:p>2017-04-01</text:p>
          </table:table-cell>
          <table:table-cell table:style-name="ce159" office:value-type="date" office:date-value="2017-05-01" calcext:value-type="date">
            <text:p>2017-05-01</text:p>
          </table:table-cell>
          <table:table-cell table:style-name="ce160" office:value-type="date" office:date-value="2017-06-01" calcext:value-type="date">
            <text:p>2017-06-01</text:p>
          </table:table-cell>
          <table:covered-table-cell table:style-name="ce162"/>
          <table:table-cell table:number-columns-repeated="3"/>
        </table:table-row>
        <table:table-row table:style-name="ro7">
          <table:table-cell table:style-name="ce77"/>
          <table:table-cell table:style-name="ce80" office:value-type="string" calcext:value-type="string">
            <text:p>Marketing Nazionale</text:p>
          </table:table-cell>
          <table:table-cell table:style-name="ce97" table:formula="of:=SUM([.C5:.C7])" office:value-type="float" office:value="0" calcext:value-type="float">
            <text:p><text:s/>$- <text:s text:c="2"/></text:p>
          </table:table-cell>
          <table:table-cell table:style-name="ce115" table:formula="of:=SUM([.D5:.D7])" office:value-type="float" office:value="0" calcext:value-type="float">
            <text:p><text:s/>$- <text:s text:c="2"/></text:p>
          </table:table-cell>
          <table:table-cell table:style-name="ce132" table:formula="of:=SUM([.E5:.E7])" office:value-type="float" office:value="0" calcext:value-type="float">
            <text:p><text:s/>$- <text:s text:c="2"/></text:p>
          </table:table-cell>
          <table:table-cell table:style-name="ce97" table:formula="of:=SUM([.F5:.F7])" office:value-type="float" office:value="0" calcext:value-type="float">
            <text:p><text:s/>$- <text:s text:c="2"/></text:p>
          </table:table-cell>
          <table:table-cell table:style-name="ce115" table:formula="of:=SUM([.G5:.G7])" office:value-type="float" office:value="0" calcext:value-type="float">
            <text:p><text:s/>$- <text:s text:c="2"/></text:p>
          </table:table-cell>
          <table:table-cell table:style-name="ce132" table:formula="of:=SUM([.H5:.H7])" office:value-type="float" office:value="0" calcext:value-type="float">
            <text:p><text:s/>$- <text:s text:c="2"/></text:p>
          </table:table-cell>
          <table:table-cell table:style-name="ce97" table:formula="of:=SUM([.I5:.I7])" office:value-type="float" office:value="0" calcext:value-type="float">
            <text:p><text:s/>$- <text:s text:c="2"/></text:p>
          </table:table-cell>
          <table:table-cell table:style-name="ce115" table:formula="of:=SUM([.J5:.J7])" office:value-type="float" office:value="0" calcext:value-type="float">
            <text:p><text:s/>$- <text:s text:c="2"/></text:p>
          </table:table-cell>
          <table:table-cell table:style-name="ce132" table:formula="of:=SUM([.K5:.K7])" office:value-type="float" office:value="0" calcext:value-type="float">
            <text:p><text:s/>$- <text:s text:c="2"/></text:p>
          </table:table-cell>
          <table:table-cell table:style-name="ce97" table:formula="of:=SUM([.L5:.L7])" office:value-type="float" office:value="0" calcext:value-type="float">
            <text:p><text:s/>$- <text:s text:c="2"/></text:p>
          </table:table-cell>
          <table:table-cell table:style-name="ce115" table:formula="of:=SUM([.M5:.M7])" office:value-type="float" office:value="0" calcext:value-type="float">
            <text:p><text:s/>$- <text:s text:c="2"/></text:p>
          </table:table-cell>
          <table:table-cell table:style-name="ce132" table:formula="of:=SUM([.N5:.N7])" office:value-type="float" office:value="0" calcext:value-type="float">
            <text:p><text:s/>$- <text:s text:c="2"/></text:p>
          </table:table-cell>
          <table:table-cell table:style-name="ce163" table:formula="of:=SUM([.C4:.N4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 office:value-type="string" calcext:value-type="string">
            <text:p>Banner pubblicitari</text:p>
          </table:table-cell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5:.N5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2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6:.N6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2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7:.N7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3" office:value-type="string" calcext:value-type="string">
            <text:p>Marketing Locale</text:p>
          </table:table-cell>
          <table:table-cell table:style-name="ce99" table:formula="of:=SUM([.C9:.C11])" office:value-type="float" office:value="0" calcext:value-type="float">
            <text:p><text:s/>$- <text:s text:c="2"/></text:p>
          </table:table-cell>
          <table:table-cell table:style-name="ce117" table:formula="of:=SUM([.D9:.D11])" office:value-type="float" office:value="0" calcext:value-type="float">
            <text:p><text:s/>$- <text:s text:c="2"/></text:p>
          </table:table-cell>
          <table:table-cell table:style-name="ce134" table:formula="of:=SUM([.E9:.E11])" office:value-type="float" office:value="0" calcext:value-type="float">
            <text:p><text:s/>$- <text:s text:c="2"/></text:p>
          </table:table-cell>
          <table:table-cell table:style-name="ce99" table:formula="of:=SUM([.F9:.F11])" office:value-type="float" office:value="0" calcext:value-type="float">
            <text:p><text:s/>$- <text:s text:c="2"/></text:p>
          </table:table-cell>
          <table:table-cell table:style-name="ce117" table:formula="of:=SUM([.G9:.G11])" office:value-type="float" office:value="0" calcext:value-type="float">
            <text:p><text:s/>$- <text:s text:c="2"/></text:p>
          </table:table-cell>
          <table:table-cell table:style-name="ce134" table:formula="of:=SUM([.H9:.H11])" office:value-type="float" office:value="0" calcext:value-type="float">
            <text:p><text:s/>$- <text:s text:c="2"/></text:p>
          </table:table-cell>
          <table:table-cell table:style-name="ce99" table:formula="of:=SUM([.I9:.I11])" office:value-type="float" office:value="0" calcext:value-type="float">
            <text:p><text:s/>$- <text:s text:c="2"/></text:p>
          </table:table-cell>
          <table:table-cell table:style-name="ce117" table:formula="of:=SUM([.J9:.J11])" office:value-type="float" office:value="0" calcext:value-type="float">
            <text:p><text:s/>$- <text:s text:c="2"/></text:p>
          </table:table-cell>
          <table:table-cell table:style-name="ce134" table:formula="of:=SUM([.K9:.K11])" office:value-type="float" office:value="0" calcext:value-type="float">
            <text:p><text:s/>$- <text:s text:c="2"/></text:p>
          </table:table-cell>
          <table:table-cell table:style-name="ce99" table:formula="of:=SUM([.L9:.L11])" office:value-type="float" office:value="0" calcext:value-type="float">
            <text:p><text:s/>$- <text:s text:c="2"/></text:p>
          </table:table-cell>
          <table:table-cell table:style-name="ce117" table:formula="of:=SUM([.M9:.M11])" office:value-type="float" office:value="0" calcext:value-type="float">
            <text:p><text:s/>$- <text:s text:c="2"/></text:p>
          </table:table-cell>
          <table:table-cell table:style-name="ce134" table:formula="of:=SUM([.N9:.N11])" office:value-type="float" office:value="0" calcext:value-type="float">
            <text:p><text:s/>$- <text:s text:c="2"/></text:p>
          </table:table-cell>
          <table:table-cell table:style-name="ce163" table:formula="of:=SUM([.C8:.N8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4" office:value-type="string" calcext:value-type="string">
            <text:p>Annunci Web</text:p>
          </table:table-cell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64" table:formula="of:=SUM([.C9:.N9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4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64" table:formula="of:=SUM([.C10:.N10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4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64" table:formula="of:=SUM([.C11:.N11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5" office:value-type="string" calcext:value-type="string">
            <text:p>Pubbliche relazioni</text:p>
          </table:table-cell>
          <table:table-cell table:style-name="ce101" table:formula="of:=SUM([.C13:.C15])" office:value-type="float" office:value="0" calcext:value-type="float">
            <text:p><text:s/>$- <text:s text:c="2"/></text:p>
          </table:table-cell>
          <table:table-cell table:style-name="ce119" table:formula="of:=SUM([.D13:.D15])" office:value-type="float" office:value="0" calcext:value-type="float">
            <text:p><text:s/>$- <text:s text:c="2"/></text:p>
          </table:table-cell>
          <table:table-cell table:style-name="ce136" table:formula="of:=SUM([.E13:.E15])" office:value-type="float" office:value="0" calcext:value-type="float">
            <text:p><text:s/>$- <text:s text:c="2"/></text:p>
          </table:table-cell>
          <table:table-cell table:style-name="ce101" table:formula="of:=SUM([.F13:.F15])" office:value-type="float" office:value="0" calcext:value-type="float">
            <text:p><text:s/>$- <text:s text:c="2"/></text:p>
          </table:table-cell>
          <table:table-cell table:style-name="ce119" table:formula="of:=SUM([.G13:.G15])" office:value-type="float" office:value="0" calcext:value-type="float">
            <text:p><text:s/>$- <text:s text:c="2"/></text:p>
          </table:table-cell>
          <table:table-cell table:style-name="ce136" table:formula="of:=SUM([.H13:.H15])" office:value-type="float" office:value="0" calcext:value-type="float">
            <text:p><text:s/>$- <text:s text:c="2"/></text:p>
          </table:table-cell>
          <table:table-cell table:style-name="ce101" table:formula="of:=SUM([.I13:.I15])" office:value-type="float" office:value="0" calcext:value-type="float">
            <text:p><text:s/>$- <text:s text:c="2"/></text:p>
          </table:table-cell>
          <table:table-cell table:style-name="ce119" table:formula="of:=SUM([.J13:.J15])" office:value-type="float" office:value="0" calcext:value-type="float">
            <text:p><text:s/>$- <text:s text:c="2"/></text:p>
          </table:table-cell>
          <table:table-cell table:style-name="ce136" table:formula="of:=SUM([.K13:.K15])" office:value-type="float" office:value="0" calcext:value-type="float">
            <text:p><text:s/>$- <text:s text:c="2"/></text:p>
          </table:table-cell>
          <table:table-cell table:style-name="ce101" table:formula="of:=SUM([.L13:.L15])" office:value-type="float" office:value="0" calcext:value-type="float">
            <text:p><text:s/>$- <text:s text:c="2"/></text:p>
          </table:table-cell>
          <table:table-cell table:style-name="ce119" table:formula="of:=SUM([.M13:.M15])" office:value-type="float" office:value="0" calcext:value-type="float">
            <text:p><text:s/>$- <text:s text:c="2"/></text:p>
          </table:table-cell>
          <table:table-cell table:style-name="ce136" table:formula="of:=SUM([.N13:.N15])" office:value-type="float" office:value="0" calcext:value-type="float">
            <text:p><text:s/>$- <text:s text:c="2"/></text:p>
          </table:table-cell>
          <table:table-cell table:style-name="ce163" table:formula="of:=SUM([.C12:.N12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6" office:value-type="string" calcext:value-type="string">
            <text:p>Comunicati</text:p>
          </table:table-cell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64" table:formula="of:=SUM([.C13:.N13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6" office:value-type="string" calcext:value-type="string">
            <text:p>Webinar</text:p>
          </table:table-cell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64" table:formula="of:=SUM([.C14:.N14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6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64" table:formula="of:=SUM([.C15:.N15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7" office:value-type="string" calcext:value-type="string">
            <text:p>Marketing dei contenuti</text:p>
          </table:table-cell>
          <table:table-cell table:style-name="ce103" table:formula="of:=SUM([.C17:.C20])" office:value-type="float" office:value="0" calcext:value-type="float">
            <text:p><text:s/>$- <text:s text:c="2"/></text:p>
          </table:table-cell>
          <table:table-cell table:style-name="ce121" table:formula="of:=SUM([.D17:.D20])" office:value-type="float" office:value="0" calcext:value-type="float">
            <text:p><text:s/>$- <text:s text:c="2"/></text:p>
          </table:table-cell>
          <table:table-cell table:style-name="ce138" table:formula="of:=SUM([.E17:.E20])" office:value-type="float" office:value="0" calcext:value-type="float">
            <text:p><text:s/>$- <text:s text:c="2"/></text:p>
          </table:table-cell>
          <table:table-cell table:style-name="ce103" table:formula="of:=SUM([.F17:.F20])" office:value-type="float" office:value="0" calcext:value-type="float">
            <text:p><text:s/>$- <text:s text:c="2"/></text:p>
          </table:table-cell>
          <table:table-cell table:style-name="ce121" table:formula="of:=SUM([.G17:.G20])" office:value-type="float" office:value="0" calcext:value-type="float">
            <text:p><text:s/>$- <text:s text:c="2"/></text:p>
          </table:table-cell>
          <table:table-cell table:style-name="ce138" table:formula="of:=SUM([.H17:.H20])" office:value-type="float" office:value="0" calcext:value-type="float">
            <text:p><text:s/>$- <text:s text:c="2"/></text:p>
          </table:table-cell>
          <table:table-cell table:style-name="ce103" table:formula="of:=SUM([.I17:.I20])" office:value-type="float" office:value="0" calcext:value-type="float">
            <text:p><text:s/>$- <text:s text:c="2"/></text:p>
          </table:table-cell>
          <table:table-cell table:style-name="ce121" table:formula="of:=SUM([.J17:.J20])" office:value-type="float" office:value="0" calcext:value-type="float">
            <text:p><text:s/>$- <text:s text:c="2"/></text:p>
          </table:table-cell>
          <table:table-cell table:style-name="ce138" table:formula="of:=SUM([.K17:.K20])" office:value-type="float" office:value="0" calcext:value-type="float">
            <text:p><text:s/>$- <text:s text:c="2"/></text:p>
          </table:table-cell>
          <table:table-cell table:style-name="ce103" table:formula="of:=SUM([.L17:.L20])" office:value-type="float" office:value="0" calcext:value-type="float">
            <text:p><text:s/>$- <text:s text:c="2"/></text:p>
          </table:table-cell>
          <table:table-cell table:style-name="ce121" table:formula="of:=SUM([.M17:.M20])" office:value-type="float" office:value="0" calcext:value-type="float">
            <text:p><text:s/>$- <text:s text:c="2"/></text:p>
          </table:table-cell>
          <table:table-cell table:style-name="ce138" table:formula="of:=SUM([.N17:.N20])" office:value-type="float" office:value="0" calcext:value-type="float">
            <text:p><text:s/>$- <text:s text:c="2"/></text:p>
          </table:table-cell>
          <table:table-cell table:style-name="ce163" table:formula="of:=SUM([.C16:.N16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8" office:value-type="string" calcext:value-type="string">
            <text:p>Contenuti sponsorizzati</text:p>
          </table:table-cell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64" table:formula="of:=SUM([.C17:.N17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8" office:value-type="string" calcext:value-type="string">
            <text:p>Pagina di destinazione</text:p>
          </table:table-cell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64" table:formula="of:=SUM([.C18:.N18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8" office:value-type="string" calcext:value-type="string">
            <text:p>White Paper / ebook</text:p>
          </table:table-cell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64" table:formula="of:=SUM([.C19:.N19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8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64" table:formula="of:=SUM([.C20:.N20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9" office:value-type="string" calcext:value-type="string">
            <text:p>Social Media</text:p>
          </table:table-cell>
          <table:table-cell table:style-name="ce105" table:formula="of:=SUM([.C22:.C27])" office:value-type="float" office:value="0" calcext:value-type="float">
            <text:p><text:s/>$- <text:s text:c="2"/></text:p>
          </table:table-cell>
          <table:table-cell table:style-name="ce123" table:formula="of:=SUM([.D22:.D27])" office:value-type="float" office:value="0" calcext:value-type="float">
            <text:p><text:s/>$- <text:s text:c="2"/></text:p>
          </table:table-cell>
          <table:table-cell table:style-name="ce140" table:formula="of:=SUM([.E22:.E27])" office:value-type="float" office:value="0" calcext:value-type="float">
            <text:p><text:s/>$- <text:s text:c="2"/></text:p>
          </table:table-cell>
          <table:table-cell table:style-name="ce105" table:formula="of:=SUM([.F22:.F27])" office:value-type="float" office:value="0" calcext:value-type="float">
            <text:p><text:s/>$- <text:s text:c="2"/></text:p>
          </table:table-cell>
          <table:table-cell table:style-name="ce123" table:formula="of:=SUM([.G22:.G27])" office:value-type="float" office:value="0" calcext:value-type="float">
            <text:p><text:s/>$- <text:s text:c="2"/></text:p>
          </table:table-cell>
          <table:table-cell table:style-name="ce140" table:formula="of:=SUM([.H22:.H27])" office:value-type="float" office:value="0" calcext:value-type="float">
            <text:p><text:s/>$- <text:s text:c="2"/></text:p>
          </table:table-cell>
          <table:table-cell table:style-name="ce105" table:formula="of:=SUM([.I22:.I27])" office:value-type="float" office:value="0" calcext:value-type="float">
            <text:p><text:s/>$- <text:s text:c="2"/></text:p>
          </table:table-cell>
          <table:table-cell table:style-name="ce123" table:formula="of:=SUM([.J22:.J27])" office:value-type="float" office:value="0" calcext:value-type="float">
            <text:p><text:s/>$- <text:s text:c="2"/></text:p>
          </table:table-cell>
          <table:table-cell table:style-name="ce140" table:formula="of:=SUM([.K22:.K27])" office:value-type="float" office:value="0" calcext:value-type="float">
            <text:p><text:s/>$- <text:s text:c="2"/></text:p>
          </table:table-cell>
          <table:table-cell table:style-name="ce105" table:formula="of:=SUM([.L22:.L27])" office:value-type="float" office:value="0" calcext:value-type="float">
            <text:p><text:s/>$- <text:s text:c="2"/></text:p>
          </table:table-cell>
          <table:table-cell table:style-name="ce123" table:formula="of:=SUM([.M22:.M27])" office:value-type="float" office:value="0" calcext:value-type="float">
            <text:p><text:s/>$- <text:s text:c="2"/></text:p>
          </table:table-cell>
          <table:table-cell table:style-name="ce140" table:formula="of:=SUM([.N22:.N27])" office:value-type="float" office:value="0" calcext:value-type="float">
            <text:p><text:s/>$- <text:s text:c="2"/></text:p>
          </table:table-cell>
          <table:table-cell table:style-name="ce163" table:formula="of:=SUM([.C21:.N21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 office:value-type="string" calcext:value-type="string">
            <text:p>Cinguettare</text:p>
          </table:table-cell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22:.N22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 office:value-type="string" calcext:value-type="string">
            <text:p>Facebook</text:p>
          </table:table-cell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23:.N23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 office:value-type="string" calcext:value-type="string">
            <text:p>Pinterest</text:p>
          </table:table-cell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24:.N24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 office:value-type="string" calcext:value-type="string">
            <text:p>Su Instagram</text:p>
          </table:table-cell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25:.N25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 office:value-type="string" calcext:value-type="string">
            <text:p>Google+</text:p>
          </table:table-cell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26:.N26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 office:value-type="string" calcext:value-type="string">
            <text:p>Linkedin</text:p>
          </table:table-cell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27:.N27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0" office:value-type="string" calcext:value-type="string">
            <text:p>In linea</text:p>
          </table:table-cell>
          <table:table-cell table:style-name="ce107" table:formula="of:=SUM([.C29:.C34])" office:value-type="float" office:value="0" calcext:value-type="float">
            <text:p><text:s/>$- <text:s text:c="2"/></text:p>
          </table:table-cell>
          <table:table-cell table:style-name="ce125" table:formula="of:=SUM([.D29:.D34])" office:value-type="float" office:value="0" calcext:value-type="float">
            <text:p><text:s/>$- <text:s text:c="2"/></text:p>
          </table:table-cell>
          <table:table-cell table:style-name="ce142" table:formula="of:=SUM([.E29:.E34])" office:value-type="float" office:value="0" calcext:value-type="float">
            <text:p><text:s/>$- <text:s text:c="2"/></text:p>
          </table:table-cell>
          <table:table-cell table:style-name="ce107" table:formula="of:=SUM([.F29:.F34])" office:value-type="float" office:value="0" calcext:value-type="float">
            <text:p><text:s/>$- <text:s text:c="2"/></text:p>
          </table:table-cell>
          <table:table-cell table:style-name="ce125" table:formula="of:=SUM([.G29:.G34])" office:value-type="float" office:value="0" calcext:value-type="float">
            <text:p><text:s/>$- <text:s text:c="2"/></text:p>
          </table:table-cell>
          <table:table-cell table:style-name="ce142" table:formula="of:=SUM([.H29:.H34])" office:value-type="float" office:value="0" calcext:value-type="float">
            <text:p><text:s/>$- <text:s text:c="2"/></text:p>
          </table:table-cell>
          <table:table-cell table:style-name="ce107" table:formula="of:=SUM([.I29:.I34])" office:value-type="float" office:value="0" calcext:value-type="float">
            <text:p><text:s/>$- <text:s text:c="2"/></text:p>
          </table:table-cell>
          <table:table-cell table:style-name="ce125" table:formula="of:=SUM([.J29:.J34])" office:value-type="float" office:value="0" calcext:value-type="float">
            <text:p><text:s/>$- <text:s text:c="2"/></text:p>
          </table:table-cell>
          <table:table-cell table:style-name="ce142" table:formula="of:=SUM([.K29:.K34])" office:value-type="float" office:value="0" calcext:value-type="float">
            <text:p><text:s/>$- <text:s text:c="2"/></text:p>
          </table:table-cell>
          <table:table-cell table:style-name="ce107" table:formula="of:=SUM([.L29:.L34])" office:value-type="float" office:value="0" calcext:value-type="float">
            <text:p><text:s/>$- <text:s text:c="2"/></text:p>
          </table:table-cell>
          <table:table-cell table:style-name="ce125" table:formula="of:=SUM([.M29:.M34])" office:value-type="float" office:value="0" calcext:value-type="float">
            <text:p><text:s/>$- <text:s text:c="2"/></text:p>
          </table:table-cell>
          <table:table-cell table:style-name="ce142" table:formula="of:=SUM([.N29:.N34])" office:value-type="float" office:value="0" calcext:value-type="float">
            <text:p><text:s/>$- <text:s text:c="2"/></text:p>
          </table:table-cell>
          <table:table-cell table:style-name="ce163" table:formula="of:=SUM([.C28:.N28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 office:value-type="string" calcext:value-type="string">
            <text:p>Blog</text:p>
          </table:table-cell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29:.N29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 office:value-type="string" calcext:value-type="string">
            <text:p>Sito web</text:p>
          </table:table-cell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30:.N30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 office:value-type="string" calcext:value-type="string">
            <text:p>Mobile App</text:p>
          </table:table-cell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31:.N31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 office:value-type="string" calcext:value-type="string">
            <text:p>Avvisi mobili</text:p>
          </table:table-cell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32:.N32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 office:value-type="string" calcext:value-type="string">
            <text:p>Newsletter</text:p>
          </table:table-cell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33:.N33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34:.N34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3" office:value-type="string" calcext:value-type="string">
            <text:p>Ragnatela</text:p>
          </table:table-cell>
          <table:table-cell table:style-name="ce108" table:formula="of:=SUM([.C36:.C40])" office:value-type="float" office:value="0" calcext:value-type="float">
            <text:p><text:s/>$- <text:s text:c="2"/></text:p>
          </table:table-cell>
          <table:table-cell table:style-name="ce126" table:formula="of:=SUM([.D36:.D40])" office:value-type="float" office:value="0" calcext:value-type="float">
            <text:p><text:s/>$- <text:s text:c="2"/></text:p>
          </table:table-cell>
          <table:table-cell table:style-name="ce143" table:formula="of:=SUM([.E36:.E40])" office:value-type="float" office:value="0" calcext:value-type="float">
            <text:p><text:s/>$- <text:s text:c="2"/></text:p>
          </table:table-cell>
          <table:table-cell table:style-name="ce108" table:formula="of:=SUM([.F36:.F40])" office:value-type="float" office:value="0" calcext:value-type="float">
            <text:p><text:s/>$- <text:s text:c="2"/></text:p>
          </table:table-cell>
          <table:table-cell table:style-name="ce126" table:formula="of:=SUM([.G36:.G40])" office:value-type="float" office:value="0" calcext:value-type="float">
            <text:p><text:s/>$- <text:s text:c="2"/></text:p>
          </table:table-cell>
          <table:table-cell table:style-name="ce143" table:formula="of:=SUM([.H36:.H40])" office:value-type="float" office:value="0" calcext:value-type="float">
            <text:p><text:s/>$- <text:s text:c="2"/></text:p>
          </table:table-cell>
          <table:table-cell table:style-name="ce108" table:formula="of:=SUM([.I36:.I40])" office:value-type="float" office:value="0" calcext:value-type="float">
            <text:p><text:s/>$- <text:s text:c="2"/></text:p>
          </table:table-cell>
          <table:table-cell table:style-name="ce126" table:formula="of:=SUM([.J36:.J40])" office:value-type="float" office:value="0" calcext:value-type="float">
            <text:p><text:s/>$- <text:s text:c="2"/></text:p>
          </table:table-cell>
          <table:table-cell table:style-name="ce143" table:formula="of:=SUM([.K36:.K40])" office:value-type="float" office:value="0" calcext:value-type="float">
            <text:p><text:s/>$- <text:s text:c="2"/></text:p>
          </table:table-cell>
          <table:table-cell table:style-name="ce108" table:formula="of:=SUM([.L36:.L40])" office:value-type="float" office:value="0" calcext:value-type="float">
            <text:p><text:s/>$- <text:s text:c="2"/></text:p>
          </table:table-cell>
          <table:table-cell table:style-name="ce126" table:formula="of:=SUM([.M36:.M40])" office:value-type="float" office:value="0" calcext:value-type="float">
            <text:p><text:s/>$- <text:s text:c="2"/></text:p>
          </table:table-cell>
          <table:table-cell table:style-name="ce143" table:formula="of:=SUM([.N36:.N40])" office:value-type="float" office:value="0" calcext:value-type="float">
            <text:p><text:s/>$- <text:s text:c="2"/></text:p>
          </table:table-cell>
          <table:table-cell table:style-name="ce163" table:formula="of:=SUM([.C35:.N35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4" office:value-type="string" calcext:value-type="string">
            <text:p>Sviluppo</text:p>
          </table:table-cell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64" table:formula="of:=SUM([.C36:.N36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4" office:value-type="string" calcext:value-type="string">
            <text:p>Pay-Per-Click Marketing</text:p>
          </table:table-cell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64" table:formula="of:=SUM([.C37:.N37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4" office:value-type="string" calcext:value-type="string">
            <text:p>SEO ·</text:p>
          </table:table-cell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64" table:formula="of:=SUM([.C38:.N38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4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64" table:formula="of:=SUM([.C39:.N39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4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00"/>
          <table:table-cell table:style-name="ce118"/>
          <table:table-cell table:style-name="ce135"/>
          <table:table-cell table:style-name="ce164" table:formula="of:=SUM([.C40:.N40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7" office:value-type="string" calcext:value-type="string">
            <text:p>Ricerca di mercato</text:p>
          </table:table-cell>
          <table:table-cell table:style-name="ce103" table:formula="of:=SUM([.C42:.C44])" office:value-type="float" office:value="0" calcext:value-type="float">
            <text:p><text:s/>$- <text:s text:c="2"/></text:p>
          </table:table-cell>
          <table:table-cell table:style-name="ce121" table:formula="of:=SUM([.D42:.D44])" office:value-type="float" office:value="0" calcext:value-type="float">
            <text:p><text:s/>$- <text:s text:c="2"/></text:p>
          </table:table-cell>
          <table:table-cell table:style-name="ce138" table:formula="of:=SUM([.E42:.E44])" office:value-type="float" office:value="0" calcext:value-type="float">
            <text:p><text:s/>$- <text:s text:c="2"/></text:p>
          </table:table-cell>
          <table:table-cell table:style-name="ce103" table:formula="of:=SUM([.F42:.F44])" office:value-type="float" office:value="0" calcext:value-type="float">
            <text:p><text:s/>$- <text:s text:c="2"/></text:p>
          </table:table-cell>
          <table:table-cell table:style-name="ce121" table:formula="of:=SUM([.G42:.G44])" office:value-type="float" office:value="0" calcext:value-type="float">
            <text:p><text:s/>$- <text:s text:c="2"/></text:p>
          </table:table-cell>
          <table:table-cell table:style-name="ce138" table:formula="of:=SUM([.H42:.H44])" office:value-type="float" office:value="0" calcext:value-type="float">
            <text:p><text:s/>$- <text:s text:c="2"/></text:p>
          </table:table-cell>
          <table:table-cell table:style-name="ce103" table:formula="of:=SUM([.I42:.I44])" office:value-type="float" office:value="0" calcext:value-type="float">
            <text:p><text:s/>$- <text:s text:c="2"/></text:p>
          </table:table-cell>
          <table:table-cell table:style-name="ce121" table:formula="of:=SUM([.J42:.J44])" office:value-type="float" office:value="0" calcext:value-type="float">
            <text:p><text:s/>$- <text:s text:c="2"/></text:p>
          </table:table-cell>
          <table:table-cell table:style-name="ce138" table:formula="of:=SUM([.K42:.K44])" office:value-type="float" office:value="0" calcext:value-type="float">
            <text:p><text:s/>$- <text:s text:c="2"/></text:p>
          </table:table-cell>
          <table:table-cell table:style-name="ce103" table:formula="of:=SUM([.L42:.L44])" office:value-type="float" office:value="0" calcext:value-type="float">
            <text:p><text:s/>$- <text:s text:c="2"/></text:p>
          </table:table-cell>
          <table:table-cell table:style-name="ce121" table:formula="of:=SUM([.M42:.M44])" office:value-type="float" office:value="0" calcext:value-type="float">
            <text:p><text:s/>$- <text:s text:c="2"/></text:p>
          </table:table-cell>
          <table:table-cell table:style-name="ce138" table:formula="of:=SUM([.N42:.N44])" office:value-type="float" office:value="0" calcext:value-type="float">
            <text:p><text:s/>$- <text:s text:c="2"/></text:p>
          </table:table-cell>
          <table:table-cell table:style-name="ce163" table:formula="of:=SUM([.C41:.N41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8" office:value-type="string" calcext:value-type="string">
            <text:p>Rilevazioni</text:p>
          </table:table-cell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64" table:formula="of:=SUM([.C42:.N42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8" office:value-type="string" calcext:value-type="string">
            <text:p>Studi di impatto</text:p>
          </table:table-cell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64" table:formula="of:=SUM([.C43:.N43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8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04"/>
          <table:table-cell table:style-name="ce122"/>
          <table:table-cell table:style-name="ce139"/>
          <table:table-cell table:style-name="ce164" table:formula="of:=SUM([.C44:.N44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5" office:value-type="string" calcext:value-type="string">
            <text:p>Campagne di vendita</text:p>
          </table:table-cell>
          <table:table-cell table:style-name="ce109" table:formula="of:=SUM([.C46:.C51])" office:value-type="float" office:value="0" calcext:value-type="float">
            <text:p><text:s/>$- <text:s text:c="2"/></text:p>
          </table:table-cell>
          <table:table-cell table:style-name="ce127" table:formula="of:=SUM([.D46:.D51])" office:value-type="float" office:value="0" calcext:value-type="float">
            <text:p><text:s/>$- <text:s text:c="2"/></text:p>
          </table:table-cell>
          <table:table-cell table:style-name="ce144" table:formula="of:=SUM([.E46:.E51])" office:value-type="float" office:value="0" calcext:value-type="float">
            <text:p><text:s/>$- <text:s text:c="2"/></text:p>
          </table:table-cell>
          <table:table-cell table:style-name="ce109" table:formula="of:=SUM([.F46:.F51])" office:value-type="float" office:value="0" calcext:value-type="float">
            <text:p><text:s/>$- <text:s text:c="2"/></text:p>
          </table:table-cell>
          <table:table-cell table:style-name="ce127" table:formula="of:=SUM([.G46:.G51])" office:value-type="float" office:value="0" calcext:value-type="float">
            <text:p><text:s/>$- <text:s text:c="2"/></text:p>
          </table:table-cell>
          <table:table-cell table:style-name="ce144" table:formula="of:=SUM([.H46:.H51])" office:value-type="float" office:value="0" calcext:value-type="float">
            <text:p><text:s/>$- <text:s text:c="2"/></text:p>
          </table:table-cell>
          <table:table-cell table:style-name="ce109" table:formula="of:=SUM([.I46:.I51])" office:value-type="float" office:value="0" calcext:value-type="float">
            <text:p><text:s/>$- <text:s text:c="2"/></text:p>
          </table:table-cell>
          <table:table-cell table:style-name="ce127" table:formula="of:=SUM([.J46:.J51])" office:value-type="float" office:value="0" calcext:value-type="float">
            <text:p><text:s/>$- <text:s text:c="2"/></text:p>
          </table:table-cell>
          <table:table-cell table:style-name="ce144" table:formula="of:=SUM([.K46:.K51])" office:value-type="float" office:value="0" calcext:value-type="float">
            <text:p><text:s/>$- <text:s text:c="2"/></text:p>
          </table:table-cell>
          <table:table-cell table:style-name="ce109" table:formula="of:=SUM([.L46:.L51])" office:value-type="float" office:value="0" calcext:value-type="float">
            <text:p><text:s/>$- <text:s text:c="2"/></text:p>
          </table:table-cell>
          <table:table-cell table:style-name="ce127" table:formula="of:=SUM([.M46:.M51])" office:value-type="float" office:value="0" calcext:value-type="float">
            <text:p><text:s/>$- <text:s text:c="2"/></text:p>
          </table:table-cell>
          <table:table-cell table:style-name="ce144" table:formula="of:=SUM([.N46:.N51])" office:value-type="float" office:value="0" calcext:value-type="float">
            <text:p><text:s/>$- <text:s text:c="2"/></text:p>
          </table:table-cell>
          <table:table-cell table:style-name="ce163" table:formula="of:=SUM([.C45:.N45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6" office:value-type="string" calcext:value-type="string">
            <text:p>Campagna A</text:p>
          </table:table-cell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64" table:formula="of:=SUM([.C46:.N46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6" office:value-type="string" calcext:value-type="string">
            <text:p>Campagna B</text:p>
          </table:table-cell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64" table:formula="of:=SUM([.C47:.N47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6" office:value-type="string" calcext:value-type="string">
            <text:p>Campagna C</text:p>
          </table:table-cell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64" table:formula="of:=SUM([.C48:.N48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6" office:value-type="string" calcext:value-type="string">
            <text:p>Campagna D</text:p>
          </table:table-cell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64" table:formula="of:=SUM([.C49:.N49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6" office:value-type="string" calcext:value-type="string">
            <text:p>Campagna E</text:p>
          </table:table-cell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64" table:formula="of:=SUM([.C50:.N50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6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02"/>
          <table:table-cell table:style-name="ce120"/>
          <table:table-cell table:style-name="ce137"/>
          <table:table-cell table:style-name="ce164" table:formula="of:=SUM([.C51:.N51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9" office:value-type="string" calcext:value-type="string">
            <text:p>Personale</text:p>
          </table:table-cell>
          <table:table-cell table:style-name="ce105" table:formula="of:=SUM([.C53:.C59])" office:value-type="float" office:value="0" calcext:value-type="float">
            <text:p><text:s/>$- <text:s text:c="2"/></text:p>
          </table:table-cell>
          <table:table-cell table:style-name="ce123" table:formula="of:=SUM([.D53:.D59])" office:value-type="float" office:value="0" calcext:value-type="float">
            <text:p><text:s/>$- <text:s text:c="2"/></text:p>
          </table:table-cell>
          <table:table-cell table:style-name="ce140" table:formula="of:=SUM([.E53:.E59])" office:value-type="float" office:value="0" calcext:value-type="float">
            <text:p><text:s/>$- <text:s text:c="2"/></text:p>
          </table:table-cell>
          <table:table-cell table:style-name="ce105" table:formula="of:=SUM([.F53:.F59])" office:value-type="float" office:value="0" calcext:value-type="float">
            <text:p><text:s/>$- <text:s text:c="2"/></text:p>
          </table:table-cell>
          <table:table-cell table:style-name="ce123" table:formula="of:=SUM([.G53:.G59])" office:value-type="float" office:value="0" calcext:value-type="float">
            <text:p><text:s/>$- <text:s text:c="2"/></text:p>
          </table:table-cell>
          <table:table-cell table:style-name="ce140" table:formula="of:=SUM([.H53:.H59])" office:value-type="float" office:value="0" calcext:value-type="float">
            <text:p><text:s/>$- <text:s text:c="2"/></text:p>
          </table:table-cell>
          <table:table-cell table:style-name="ce105" table:formula="of:=SUM([.I53:.I59])" office:value-type="float" office:value="0" calcext:value-type="float">
            <text:p><text:s/>$- <text:s text:c="2"/></text:p>
          </table:table-cell>
          <table:table-cell table:style-name="ce123" table:formula="of:=SUM([.J53:.J59])" office:value-type="float" office:value="0" calcext:value-type="float">
            <text:p><text:s/>$- <text:s text:c="2"/></text:p>
          </table:table-cell>
          <table:table-cell table:style-name="ce140" table:formula="of:=SUM([.K53:.K59])" office:value-type="float" office:value="0" calcext:value-type="float">
            <text:p><text:s/>$- <text:s text:c="2"/></text:p>
          </table:table-cell>
          <table:table-cell table:style-name="ce105" table:formula="of:=SUM([.L53:.L59])" office:value-type="float" office:value="0" calcext:value-type="float">
            <text:p><text:s/>$- <text:s text:c="2"/></text:p>
          </table:table-cell>
          <table:table-cell table:style-name="ce123" table:formula="of:=SUM([.M53:.M59])" office:value-type="float" office:value="0" calcext:value-type="float">
            <text:p><text:s/>$- <text:s text:c="2"/></text:p>
          </table:table-cell>
          <table:table-cell table:style-name="ce140" table:formula="of:=SUM([.N53:.N59])" office:value-type="float" office:value="0" calcext:value-type="float">
            <text:p><text:s/>$- <text:s text:c="2"/></text:p>
          </table:table-cell>
          <table:table-cell table:style-name="ce163" table:formula="of:=SUM([.C52:.N52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 office:value-type="string" calcext:value-type="string">
            <text:p>Stipendi / Salari</text:p>
          </table:table-cell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53:.N53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 office:value-type="string" calcext:value-type="string">
            <text:p>Benefici per i dipendenti</text:p>
          </table:table-cell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54:.N54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 office:value-type="string" calcext:value-type="string">
            <text:p>Imposte</text:p>
          </table:table-cell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55:.N55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 office:value-type="string" calcext:value-type="string">
            <text:p>Commissioni</text:p>
          </table:table-cell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56:.N56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 office:value-type="string" calcext:value-type="string">
            <text:p>Gratifiche</text:p>
          </table:table-cell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57:.N57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58:.N58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0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06"/>
          <table:table-cell table:style-name="ce124"/>
          <table:table-cell table:style-name="ce141"/>
          <table:table-cell table:style-name="ce164" table:formula="of:=SUM([.C59:.N59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0" office:value-type="string" calcext:value-type="string">
            <text:p>Altro</text:p>
          </table:table-cell>
          <table:table-cell table:style-name="ce107" table:formula="of:=SUM([.C61:.C67])" office:value-type="float" office:value="0" calcext:value-type="float">
            <text:p><text:s/>$- <text:s text:c="2"/></text:p>
          </table:table-cell>
          <table:table-cell table:style-name="ce125" table:formula="of:=SUM([.D61:.D67])" office:value-type="float" office:value="0" calcext:value-type="float">
            <text:p><text:s/>$- <text:s text:c="2"/></text:p>
          </table:table-cell>
          <table:table-cell table:style-name="ce142" table:formula="of:=SUM([.E61:.E67])" office:value-type="float" office:value="0" calcext:value-type="float">
            <text:p><text:s/>$- <text:s text:c="2"/></text:p>
          </table:table-cell>
          <table:table-cell table:style-name="ce107" table:formula="of:=SUM([.F61:.F67])" office:value-type="float" office:value="0" calcext:value-type="float">
            <text:p><text:s/>$- <text:s text:c="2"/></text:p>
          </table:table-cell>
          <table:table-cell table:style-name="ce125" table:formula="of:=SUM([.G61:.G67])" office:value-type="float" office:value="0" calcext:value-type="float">
            <text:p><text:s/>$- <text:s text:c="2"/></text:p>
          </table:table-cell>
          <table:table-cell table:style-name="ce142" table:formula="of:=SUM([.H61:.H67])" office:value-type="float" office:value="0" calcext:value-type="float">
            <text:p><text:s/>$- <text:s text:c="2"/></text:p>
          </table:table-cell>
          <table:table-cell table:style-name="ce107" table:formula="of:=SUM([.I61:.I67])" office:value-type="float" office:value="0" calcext:value-type="float">
            <text:p><text:s/>$- <text:s text:c="2"/></text:p>
          </table:table-cell>
          <table:table-cell table:style-name="ce125" table:formula="of:=SUM([.J61:.J67])" office:value-type="float" office:value="0" calcext:value-type="float">
            <text:p><text:s/>$- <text:s text:c="2"/></text:p>
          </table:table-cell>
          <table:table-cell table:style-name="ce142" table:formula="of:=SUM([.K61:.K67])" office:value-type="float" office:value="0" calcext:value-type="float">
            <text:p><text:s/>$- <text:s text:c="2"/></text:p>
          </table:table-cell>
          <table:table-cell table:style-name="ce107" table:formula="of:=SUM([.L61:.L67])" office:value-type="float" office:value="0" calcext:value-type="float">
            <text:p><text:s/>$- <text:s text:c="2"/></text:p>
          </table:table-cell>
          <table:table-cell table:style-name="ce125" table:formula="of:=SUM([.M61:.M67])" office:value-type="float" office:value="0" calcext:value-type="float">
            <text:p><text:s/>$- <text:s text:c="2"/></text:p>
          </table:table-cell>
          <table:table-cell table:style-name="ce142" table:formula="of:=SUM([.N61:.N67])" office:value-type="float" office:value="0" calcext:value-type="float">
            <text:p><text:s/>$- <text:s text:c="2"/></text:p>
          </table:table-cell>
          <table:table-cell table:style-name="ce163" table:formula="of:=SUM([.C60:.N60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 office:value-type="string" calcext:value-type="string">
            <text:p>Branding aziendale</text:p>
          </table:table-cell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61:.N61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 office:value-type="string" calcext:value-type="string">
            <text:p>Elaboratori</text:p>
          </table:table-cell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62:.N62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 office:value-type="string" calcext:value-type="string">
            <text:p>Telefono</text:p>
          </table:table-cell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63:.N63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 office:value-type="string" calcext:value-type="string">
            <text:p>Affrancatura</text:p>
          </table:table-cell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64:.N64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 office:value-type="string" calcext:value-type="string">
            <text:p>Varie attrezzature per ufficio</text:p>
          </table:table-cell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65:.N65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81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98"/>
          <table:table-cell table:style-name="ce116"/>
          <table:table-cell table:style-name="ce133"/>
          <table:table-cell table:style-name="ce164" table:formula="of:=SUM([.C66:.N66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7">
          <table:table-cell table:style-name="ce77"/>
          <table:table-cell table:style-name="ce91"/>
          <table:table-cell table:style-name="ce110"/>
          <table:table-cell table:style-name="ce128"/>
          <table:table-cell table:style-name="ce145"/>
          <table:table-cell table:style-name="ce110"/>
          <table:table-cell table:style-name="ce128"/>
          <table:table-cell table:style-name="ce145"/>
          <table:table-cell table:style-name="ce110"/>
          <table:table-cell table:style-name="ce128"/>
          <table:table-cell table:style-name="ce145"/>
          <table:table-cell table:style-name="ce110"/>
          <table:table-cell table:style-name="ce128"/>
          <table:table-cell table:style-name="ce145"/>
          <table:table-cell table:style-name="ce165" table:formula="of:=SUM([.C67:.N67])" office:value-type="float" office:value="0" calcext:value-type="float">
            <text:p><text:s/>$- <text:s text:c="2"/></text:p>
          </table:table-cell>
          <table:table-cell table:style-name="ce77" table:number-columns-repeated="3"/>
        </table:table-row>
        <table:table-row table:style-name="ro15">
          <table:table-cell/>
          <table:table-cell table:style-name="ce92" office:value-type="string" calcext:value-type="string">
            <text:p>TOTALI MENSILI</text:p>
          </table:table-cell>
          <table:table-cell table:style-name="ce111" table:formula="of:=SUM([.C4];[.C8];[.C12];[.C16];[.C21];[.C28];[.C35];[.C41];[.C45];[.C52];[.C60])" office:value-type="float" office:value="0" calcext:value-type="float">
            <text:p><text:s/>$- <text:s text:c="2"/></text:p>
          </table:table-cell>
          <table:table-cell table:style-name="ce129" table:formula="of:=SUM([.D4];[.D8];[.D12];[.D16];[.D21];[.D28];[.D35];[.D41];[.D45];[.D52];[.D60])" office:value-type="float" office:value="0" calcext:value-type="float">
            <text:p><text:s/>$- <text:s text:c="2"/></text:p>
          </table:table-cell>
          <table:table-cell table:style-name="ce146" table:formula="of:=SUM([.E4];[.E8];[.E12];[.E16];[.E21];[.E28];[.E35];[.E41];[.E45];[.E52];[.E60])" office:value-type="float" office:value="0" calcext:value-type="float">
            <text:p><text:s/>$- <text:s text:c="2"/></text:p>
          </table:table-cell>
          <table:table-cell table:style-name="ce111" table:formula="of:=SUM([.F4];[.F8];[.F12];[.F16];[.F21];[.F28];[.F35];[.F41];[.F45];[.F52];[.F60])" office:value-type="float" office:value="0" calcext:value-type="float">
            <text:p><text:s/>$- <text:s text:c="2"/></text:p>
          </table:table-cell>
          <table:table-cell table:style-name="ce129" table:formula="of:=SUM([.G4];[.G8];[.G12];[.G16];[.G21];[.G28];[.G35];[.G41];[.G45];[.G52];[.G60])" office:value-type="float" office:value="0" calcext:value-type="float">
            <text:p><text:s/>$- <text:s text:c="2"/></text:p>
          </table:table-cell>
          <table:table-cell table:style-name="ce146" table:formula="of:=SUM([.H4];[.H8];[.H12];[.H16];[.H21];[.H28];[.H35];[.H41];[.H45];[.H52];[.H60])" office:value-type="float" office:value="0" calcext:value-type="float">
            <text:p><text:s/>$- <text:s text:c="2"/></text:p>
          </table:table-cell>
          <table:table-cell table:style-name="ce111" table:formula="of:=SUM([.I4];[.I8];[.I12];[.I16];[.I21];[.I28];[.I35];[.I41];[.I45];[.I52];[.I60])" office:value-type="float" office:value="0" calcext:value-type="float">
            <text:p><text:s/>$- <text:s text:c="2"/></text:p>
          </table:table-cell>
          <table:table-cell table:style-name="ce129" table:formula="of:=SUM([.J4];[.J8];[.J12];[.J16];[.J21];[.J28];[.J35];[.J41];[.J45];[.J52];[.J60])" office:value-type="float" office:value="0" calcext:value-type="float">
            <text:p><text:s/>$- <text:s text:c="2"/></text:p>
          </table:table-cell>
          <table:table-cell table:style-name="ce146" table:formula="of:=SUM([.K4];[.K8];[.K12];[.K16];[.K21];[.K28];[.K35];[.K41];[.K45];[.K52];[.K60])" office:value-type="float" office:value="0" calcext:value-type="float">
            <text:p><text:s/>$- <text:s text:c="2"/></text:p>
          </table:table-cell>
          <table:table-cell table:style-name="ce111" table:formula="of:=SUM([.L4];[.L8];[.L12];[.L16];[.L21];[.L28];[.L35];[.L41];[.L45];[.L52];[.L60])" office:value-type="float" office:value="0" calcext:value-type="float">
            <text:p><text:s/>$- <text:s text:c="2"/></text:p>
          </table:table-cell>
          <table:table-cell table:style-name="ce129" table:formula="of:=SUM([.M4];[.M8];[.M12];[.M16];[.M21];[.M28];[.M35];[.M41];[.M45];[.M52];[.M60])" office:value-type="float" office:value="0" calcext:value-type="float">
            <text:p><text:s/>$- <text:s text:c="2"/></text:p>
          </table:table-cell>
          <table:table-cell table:style-name="ce146" table:formula="of:=SUM([.N4];[.N8];[.N12];[.N16];[.N21];[.N28];[.N35];[.N41];[.N45];[.N52];[.N60])" office:value-type="float" office:value="0" calcext:value-type="float">
            <text:p><text:s/>$- <text:s text:c="2"/></text:p>
          </table:table-cell>
          <table:table-cell table:style-name="ce166" table:formula="of:=SUM([.O4];[.O8];[.O12];[.O16];[.O21];[.O28];[.O35];[.O41];[.O45];[.O52];[.O60])" office:value-type="float" office:value="0" calcext:value-type="float">
            <text:p><text:s/>$- <text:s text:c="2"/></text:p>
          </table:table-cell>
          <table:table-cell table:number-columns-repeated="3"/>
        </table:table-row>
        <table:table-row table:style-name="ro7">
          <table:table-cell table:number-columns-repeated="18"/>
        </table:table-row>
        <table:table-row table:style-name="ro9">
          <table:table-cell/>
          <table:table-cell table:style-name="ce52" office:value-type="string" calcext:value-type="string" table:number-columns-spanned="14" table:number-rows-spanned="1">
            <text:p><text:a xlink:href="https://it.smartsheet.com/try-it?trp=37177&amp;utm_language=IT&amp;utm_source=integrated+content&amp;utm_campaign=/free-financial-planning-templates&amp;utm_medium=ic+marketing+budget+template+37177+it&amp;lpa=ic+marketing+budget+template+37177+it" xlink:type="simple">CLICCA QUI PER CREARE IN SMARTSHEET</text:a></text:p>
          </table:table-cell>
          <table:covered-table-cell table:number-columns-repeated="13"/>
          <table:table-cell table:number-columns-repeated="3"/>
        </table:table-row>
        <table:table-row table:style-name="ro7" table:number-rows-repeated="3">
          <table:table-cell table:number-columns-repeated="18"/>
        </table:table-row>
        <table:table-row table:style-name="ro8" table:number-rows-repeated="1048502">
          <table:table-cell table:number-columns-repeated="18"/>
        </table:table-row>
        <table:table-row table:style-name="ro8">
          <table:table-cell table:number-columns-repeated="18"/>
        </table:table-row>
      </table:table>
      <table:table table:name="BEP" table:style-name="ta1">
        <table:table-column table:style-name="co15" table:default-cell-style-name="ce167"/>
        <table:table-column table:style-name="co16" table:default-cell-style-name="ce167"/>
        <table:table-column table:style-name="co17" table:number-columns-repeated="3" table:default-cell-style-name="ce167"/>
        <table:table-column table:style-name="co15" table:default-cell-style-name="ce167"/>
        <table:table-column table:style-name="co16" table:default-cell-style-name="ce167"/>
        <table:table-column table:style-name="co17" table:number-columns-repeated="3" table:default-cell-style-name="ce167"/>
        <table:table-column table:style-name="co15" table:default-cell-style-name="ce167"/>
        <table:table-row table:style-name="ro13">
          <table:table-cell table:number-columns-repeated="11"/>
        </table:table-row>
        <table:table-row table:style-name="ro13">
          <table:table-cell table:style-name="ce168"/>
          <table:table-cell table:style-name="ce169" office:value-type="string" calcext:value-type="string">
            <text:p>MODELLO DI ANALISI DEL PAREGGIO</text:p>
          </table:table-cell>
          <table:table-cell table:style-name="ce184" table:number-columns-repeated="4"/>
          <table:table-cell table:style-name="ce183"/>
          <table:table-cell table:style-name="ce195" table:number-columns-repeated="2"/>
          <table:table-cell table:style-name="ce215"/>
          <table:table-cell table:style-name="ce168"/>
        </table:table-row>
        <table:table-row table:style-name="ro7">
          <table:table-cell/>
          <table:table-cell table:style-name="ce170" office:value-type="string" calcext:value-type="string">
            <text:p>Completa solo campi non ombreggiati.</text:p>
          </table:table-cell>
          <table:table-cell table:number-columns-repeated="2"/>
          <table:table-cell table:style-name="ce207"/>
          <table:table-cell/>
          <table:table-cell table:style-name="ce216"/>
          <table:table-cell table:style-name="ce221"/>
          <table:table-cell table:style-name="ce226" office:value-type="string" calcext:value-type="string">
            <text:p>PERIODO </text:p>
          </table:table-cell>
          <table:table-cell table:style-name="ce230" office:value-type="string" calcext:value-type="string">
            <text:p>COPERTO</text:p>
          </table:table-cell>
          <table:table-cell/>
        </table:table-row>
        <table:table-row table:style-name="ro16">
          <table:table-cell/>
          <table:table-cell table:style-name="ce171" office:value-type="string" calcext:value-type="string">
            <text:p>NOME DEL PRODOTTO</text:p>
          </table:table-cell>
          <table:table-cell table:style-name="ce185" office:value-type="string" calcext:value-type="string">
            <text:p>VALORE</text:p>
          </table:table-cell>
          <table:table-cell table:style-name="ce185" office:value-type="string" calcext:value-type="string">
            <text:p>RAPPRESENTATO COME</text:p>
          </table:table-cell>
          <table:table-cell table:style-name="ce185" office:value-type="string" calcext:value-type="string">
            <text:p>TOTALE</text:p>
          </table:table-cell>
          <table:table-cell/>
          <table:table-cell table:style-name="ce217" office:value-type="string" calcext:value-type="string">
            <text:p>RAGIONE SOCIALE</text:p>
          </table:table-cell>
          <table:table-cell table:style-name="ce222" office:value-type="string" calcext:value-type="string">
            <text:p>DATA DI COMPLETAMENTO</text:p>
          </table:table-cell>
          <table:table-cell table:style-name="ce222" office:value-type="string" calcext:value-type="string">
            <text:p>DATA DI INIZIO</text:p>
          </table:table-cell>
          <table:table-cell table:style-name="ce222" office:value-type="string" calcext:value-type="string">
            <text:p>DATA DI FINE</text:p>
          </table:table-cell>
          <table:table-cell/>
        </table:table-row>
        <table:table-row table:style-name="ro11">
          <table:table-cell/>
          <table:table-cell table:style-name="ce172"/>
          <table:table-cell table:style-name="ce186" office:value-type="string" calcext:value-type="string">
            <text:p>PREZZO DI VENDITA</text:p>
          </table:table-cell>
          <table:table-cell table:style-name="ce196" office:value-type="string" calcext:value-type="string">
            <text:p>P</text:p>
          </table:table-cell>
          <table:table-cell table:style-name="ce208" office:value-type="float" office:value="0" calcext:value-type="float">
            <text:p><text:s/>$- <text:s text:c="2"/></text:p>
          </table:table-cell>
          <table:table-cell/>
          <table:table-cell table:style-name="ce172"/>
          <table:table-cell table:number-columns-repeated="3" table:style-name="ce223" office:value-type="string" calcext:value-type="string">
            <text:p>00/00/00</text:p>
          </table:table-cell>
          <table:table-cell/>
        </table:table-row>
        <table:table-row table:style-name="ro11">
          <table:table-cell/>
          <table:table-cell table:style-name="ce173"/>
          <table:table-cell table:style-name="ce186" office:value-type="string" calcext:value-type="string">
            <text:p>UNITÀ DI PAREGGIO</text:p>
          </table:table-cell>
          <table:table-cell table:style-name="ce196" office:value-type="string" calcext:value-type="string">
            <text:p>X</text:p>
          </table:table-cell>
          <table:table-cell table:style-name="ce209" table:formula="of:=[.J26]" office:value-type="float" office:value="0" calcext:value-type="float">
            <text:p>0</text:p>
          </table:table-cell>
          <table:table-cell/>
          <table:table-cell table:style-name="ce216"/>
          <table:table-cell table:style-name="ce221"/>
          <table:table-cell table:style-name="ce227" table:number-columns-repeated="2"/>
          <table:table-cell/>
        </table:table-row>
        <table:table-row table:style-name="ro11">
          <table:table-cell table:number-columns-repeated="2"/>
          <table:table-cell table:style-name="ce186" office:value-type="string" calcext:value-type="string">
            <text:p>VENDITE IN PAREGGIO</text:p>
          </table:table-cell>
          <table:table-cell table:style-name="ce196" office:value-type="string" calcext:value-type="string">
            <text:p>S</text:p>
          </table:table-cell>
          <table:table-cell table:style-name="ce210" table:formula="of:=[.J27]" office:value-type="float" office:value="0" calcext:value-type="float">
            <text:p><text:s/>$- <text:s text:c="2"/></text:p>
          </table:table-cell>
          <table:table-cell table:number-columns-repeated="6"/>
        </table:table-row>
        <table:table-row table:style-name="ro17">
          <table:table-cell/>
          <table:table-cell table:style-name="ce174" office:value-type="string" calcext:value-type="string">
            <text:p>COSTI VARIABILI</text:p>
          </table:table-cell>
          <table:table-cell table:style-name="ce187" table:number-columns-repeated="3"/>
          <table:table-cell/>
          <table:table-cell table:style-name="ce174" office:value-type="string" calcext:value-type="string">
            <text:p>COSTI FISSI</text:p>
          </table:table-cell>
          <table:table-cell table:style-name="ce187" table:number-columns-repeated="3"/>
          <table:table-cell/>
        </table:table-row>
        <table:table-row table:style-name="ro17">
          <table:table-cell/>
          <table:table-cell table:style-name="ce175" office:value-type="string" calcext:value-type="string">
            <text:p>COSTI VARIABILI (per Unità)</text:p>
          </table:table-cell>
          <table:table-cell table:style-name="ce188"/>
          <table:table-cell table:style-name="ce197" office:value-type="string" calcext:value-type="string">
            <text:p>$</text:p>
          </table:table-cell>
          <table:table-cell table:style-name="ce211"/>
          <table:table-cell/>
          <table:table-cell table:style-name="ce176" office:value-type="string" calcext:value-type="string">
            <text:p>Articolo 1</text:p>
          </table:table-cell>
          <table:table-cell table:style-name="ce176"/>
          <table:table-cell table:style-name="ce228"/>
          <table:table-cell table:style-name="ce198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76" office:value-type="string" calcext:value-type="string">
            <text:p>Costi delle merci vendute</text:p>
          </table:table-cell>
          <table:table-cell table:style-name="ce189"/>
          <table:table-cell table:style-name="ce198" office:value-type="float" office:value="0" calcext:value-type="float">
            <text:p><text:s/>$- <text:s text:c="2"/></text:p>
          </table:table-cell>
          <table:table-cell table:style-name="ce212" office:value-type="string" office:string-value="per unità" calcext:value-type="string">
            <text:p><text:s/>per unità </text:p>
          </table:table-cell>
          <table:table-cell/>
          <table:table-cell table:style-name="ce177" office:value-type="string" calcext:value-type="string">
            <text:p>Articolo 2</text:p>
          </table:table-cell>
          <table:table-cell table:style-name="ce177"/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77" office:value-type="string" calcext:value-type="string">
            <text:p>Lavoro</text:p>
          </table:table-cell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 table:style-name="ce212" office:value-type="string" office:string-value="per unità" calcext:value-type="string">
            <text:p><text:s/>per unità </text:p>
          </table:table-cell>
          <table:table-cell/>
          <table:table-cell table:style-name="ce177" office:value-type="string" calcext:value-type="string">
            <text:p>Articolo 3</text:p>
          </table:table-cell>
          <table:table-cell table:style-name="ce177"/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77" office:value-type="string" calcext:value-type="string">
            <text:p>In cielo</text:p>
          </table:table-cell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 table:style-name="ce212" office:value-type="string" office:string-value="per unità" calcext:value-type="string">
            <text:p><text:s/>per unità </text:p>
          </table:table-cell>
          <table:table-cell/>
          <table:table-cell table:style-name="ce177" office:value-type="string" calcext:value-type="string">
            <text:p>Articolo 4</text:p>
          </table:table-cell>
          <table:table-cell table:style-name="ce177"/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77" office:value-type="string" calcext:value-type="string">
            <text:p>Altro</text:p>
          </table:table-cell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 table:style-name="ce212" office:value-type="string" office:string-value="per unità" calcext:value-type="string">
            <text:p><text:s/>per unità </text:p>
          </table:table-cell>
          <table:table-cell/>
          <table:table-cell table:style-name="ce177" office:value-type="string" calcext:value-type="string">
            <text:p>Articolo 5</text:p>
          </table:table-cell>
          <table:table-cell table:style-name="ce177"/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77" office:value-type="string" calcext:value-type="string">
            <text:p>Altro</text:p>
          </table:table-cell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 table:style-name="ce212" office:value-type="string" office:string-value="per unità" calcext:value-type="string">
            <text:p><text:s/>per unità </text:p>
          </table:table-cell>
          <table:table-cell/>
          <table:table-cell table:style-name="ce177" office:value-type="string" calcext:value-type="string">
            <text:p>Articolo 6</text:p>
          </table:table-cell>
          <table:table-cell table:style-name="ce177"/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78" office:value-type="string" calcext:value-type="string">
            <text:p>Altro</text:p>
          </table:table-cell>
          <table:table-cell table:style-name="ce191"/>
          <table:table-cell table:style-name="ce200" office:value-type="float" office:value="0" calcext:value-type="float">
            <text:p><text:s/>$- <text:s text:c="2"/></text:p>
          </table:table-cell>
          <table:table-cell table:style-name="ce212" office:value-type="string" office:string-value="per unità" calcext:value-type="string">
            <text:p><text:s/>per unità </text:p>
          </table:table-cell>
          <table:table-cell/>
          <table:table-cell table:style-name="ce177" office:value-type="string" calcext:value-type="string">
            <text:p>Articolo 7</text:p>
          </table:table-cell>
          <table:table-cell table:style-name="ce177"/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79"/>
          <table:table-cell table:style-name="ce192" office:value-type="string" calcext:value-type="string">
            <text:p>TOTALE</text:p>
          </table:table-cell>
          <table:table-cell table:style-name="ce201" table:formula="of:=SUM([.D10:.D15])" office:value-type="float" office:value="0" calcext:value-type="float">
            <text:p><text:s/>$- <text:s text:c="2"/></text:p>
          </table:table-cell>
          <table:table-cell table:style-name="ce212"/>
          <table:table-cell/>
          <table:table-cell table:style-name="ce177" office:value-type="string" calcext:value-type="string">
            <text:p>Articolo 8</text:p>
          </table:table-cell>
          <table:table-cell table:style-name="ce177"/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80" office:value-type="string" calcext:value-type="string">
            <text:p>COSTI VARIABILI (per Percentuale)</text:p>
          </table:table-cell>
          <table:table-cell table:style-name="ce178"/>
          <table:table-cell table:style-name="ce202" office:value-type="string" office:string-value="%" calcext:value-type="string">
            <text:p><text:s/>% </text:p>
          </table:table-cell>
          <table:table-cell table:style-name="ce212"/>
          <table:table-cell/>
          <table:table-cell table:style-name="ce177" office:value-type="string" calcext:value-type="string">
            <text:p>Articolo 9</text:p>
          </table:table-cell>
          <table:table-cell table:style-name="ce177"/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76" office:value-type="string" calcext:value-type="string">
            <text:p>Commissioni</text:p>
          </table:table-cell>
          <table:table-cell table:style-name="ce189"/>
          <table:table-cell table:style-name="ce203" office:value-type="percentage" office:value="0" calcext:value-type="percentage">
            <text:p>0.0%</text:p>
          </table:table-cell>
          <table:table-cell table:style-name="ce212" office:value-type="string" office:string-value="per unità" calcext:value-type="string">
            <text:p><text:s/>per unità </text:p>
          </table:table-cell>
          <table:table-cell/>
          <table:table-cell table:style-name="ce177" office:value-type="string" calcext:value-type="string">
            <text:p>Articolo 10</text:p>
          </table:table-cell>
          <table:table-cell table:style-name="ce177"/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77" office:value-type="string" calcext:value-type="string">
            <text:p>Altro</text:p>
          </table:table-cell>
          <table:table-cell table:style-name="ce190"/>
          <table:table-cell table:style-name="ce204" office:value-type="percentage" office:value="0" calcext:value-type="percentage">
            <text:p>0.0%</text:p>
          </table:table-cell>
          <table:table-cell table:style-name="ce212" office:value-type="string" office:string-value="per unità" calcext:value-type="string">
            <text:p><text:s/>per unità </text:p>
          </table:table-cell>
          <table:table-cell/>
          <table:table-cell table:style-name="ce177" office:value-type="string" calcext:value-type="string">
            <text:p>Articolo 11</text:p>
          </table:table-cell>
          <table:table-cell table:style-name="ce177"/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77" office:value-type="string" calcext:value-type="string">
            <text:p>Altro</text:p>
          </table:table-cell>
          <table:table-cell table:style-name="ce190"/>
          <table:table-cell table:style-name="ce204" office:value-type="percentage" office:value="0" calcext:value-type="percentage">
            <text:p>0.0%</text:p>
          </table:table-cell>
          <table:table-cell table:style-name="ce212" office:value-type="string" office:string-value="per unità" calcext:value-type="string">
            <text:p><text:s/>per unità </text:p>
          </table:table-cell>
          <table:table-cell/>
          <table:table-cell table:style-name="ce177" office:value-type="string" calcext:value-type="string">
            <text:p>Articolo 12</text:p>
          </table:table-cell>
          <table:table-cell table:style-name="ce177"/>
          <table:table-cell table:style-name="ce190"/>
          <table:table-cell table:style-name="ce199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78" office:value-type="string" calcext:value-type="string">
            <text:p>Altro</text:p>
          </table:table-cell>
          <table:table-cell table:style-name="ce191"/>
          <table:table-cell table:style-name="ce205" office:value-type="percentage" office:value="0" calcext:value-type="percentage">
            <text:p>0.0%</text:p>
          </table:table-cell>
          <table:table-cell table:style-name="ce212" office:value-type="string" office:string-value="per unità" calcext:value-type="string">
            <text:p><text:s/>per unità </text:p>
          </table:table-cell>
          <table:table-cell/>
          <table:table-cell table:style-name="ce218" office:value-type="string" calcext:value-type="string">
            <text:p>Articolo 13</text:p>
          </table:table-cell>
          <table:table-cell table:style-name="ce178"/>
          <table:table-cell table:style-name="ce191"/>
          <table:table-cell table:style-name="ce200" office:value-type="float" office:value="0" calcext:value-type="float">
            <text:p><text:s/>$- <text:s text:c="2"/></text:p>
          </table:table-cell>
          <table:table-cell/>
        </table:table-row>
        <table:table-row table:style-name="ro17">
          <table:table-cell/>
          <table:table-cell table:style-name="ce181"/>
          <table:table-cell table:style-name="ce193" office:value-type="string" calcext:value-type="string">
            <text:p>TOTALE</text:p>
          </table:table-cell>
          <table:table-cell table:style-name="ce206" table:formula="of:=SUM([.D18:.D21])" office:value-type="percentage" office:value="0" calcext:value-type="percentage">
            <text:p>0.0%</text:p>
          </table:table-cell>
          <table:table-cell table:style-name="ce211"/>
          <table:table-cell/>
          <table:table-cell table:style-name="ce219"/>
          <table:table-cell table:style-name="ce224"/>
          <table:table-cell table:style-name="ce229" office:value-type="string" calcext:value-type="string">
            <text:p>COSTI FISSI TOTALI (TFC)</text:p>
          </table:table-cell>
          <table:table-cell table:style-name="ce231" table:formula="of:=SUM([.J9:.J21])" office:value-type="float" office:value="0" calcext:value-type="float">
            <text:p><text:s/>$- <text:s text:c="2"/></text:p>
          </table:table-cell>
          <table:table-cell/>
        </table:table-row>
        <table:table-row table:style-name="ro12">
          <table:table-cell table:number-columns-repeated="6"/>
          <table:table-cell table:style-name="ce220"/>
          <table:table-cell table:style-name="ce225" table:number-columns-repeated="2"/>
          <table:table-cell table:style-name="ce232"/>
          <table:table-cell/>
        </table:table-row>
        <table:table-row table:style-name="ro17">
          <table:table-cell/>
          <table:table-cell table:style-name="ce174" office:value-type="string" calcext:value-type="string">
            <text:p>PANORAMICA DEI COSTI VARIABILI</text:p>
          </table:table-cell>
          <table:table-cell table:style-name="ce187" table:number-columns-repeated="3"/>
          <table:table-cell/>
          <table:table-cell table:style-name="ce174" office:value-type="string" calcext:value-type="string">
            <text:p>PUNTO DI PAREGGIO</text:p>
          </table:table-cell>
          <table:table-cell table:style-name="ce187" table:number-columns-repeated="3"/>
          <table:table-cell/>
        </table:table-row>
        <table:table-row table:style-name="ro16">
          <table:table-cell/>
          <table:table-cell table:style-name="ce171" office:value-type="string" calcext:value-type="string">
            <text:p>VALORE</text:p>
          </table:table-cell>
          <table:table-cell table:style-name="ce185" office:value-type="string" calcext:value-type="string">
            <text:p>RAPPRESENTATO COME</text:p>
          </table:table-cell>
          <table:table-cell table:style-name="ce185" office:value-type="string" calcext:value-type="string">
            <text:p>FORMULA</text:p>
          </table:table-cell>
          <table:table-cell table:style-name="ce185" office:value-type="string" calcext:value-type="string">
            <text:p>TOTALE</text:p>
          </table:table-cell>
          <table:table-cell/>
          <table:table-cell table:style-name="ce171" office:value-type="string" calcext:value-type="string">
            <text:p>VALORE</text:p>
          </table:table-cell>
          <table:table-cell table:style-name="ce185" office:value-type="string" calcext:value-type="string">
            <text:p>RAPPRESENTATO COME</text:p>
          </table:table-cell>
          <table:table-cell table:style-name="ce185" office:value-type="string" calcext:value-type="string">
            <text:p>FORMULA</text:p>
          </table:table-cell>
          <table:table-cell table:style-name="ce185" office:value-type="string" calcext:value-type="string">
            <text:p>TOTALE</text:p>
          </table:table-cell>
          <table:table-cell/>
        </table:table-row>
        <table:table-row table:style-name="ro11">
          <table:table-cell/>
          <table:table-cell table:style-name="ce182" office:value-type="string" calcext:value-type="string">
            <text:p>COSTO VARIABILE TOTALE (per Unità)</text:p>
          </table:table-cell>
          <table:table-cell table:style-name="ce194" office:value-type="string" calcext:value-type="string">
            <text:p>V</text:p>
          </table:table-cell>
          <table:table-cell table:style-name="ce194"/>
          <table:table-cell table:style-name="ce213" table:formula="of:=[.D16]+[.D22]*[.E5]" office:value-type="float" office:value="0" calcext:value-type="float">
            <text:p><text:s/>$- <text:s text:c="2"/></text:p>
          </table:table-cell>
          <table:table-cell/>
          <table:table-cell table:style-name="ce182" office:value-type="string" calcext:value-type="string">
            <text:p>UNITÀ DI PAREGGIO</text:p>
          </table:table-cell>
          <table:table-cell table:style-name="ce194" office:value-type="string" calcext:value-type="string">
            <text:p>X</text:p>
          </table:table-cell>
          <table:table-cell table:style-name="ce194" office:value-type="string" calcext:value-type="string">
            <text:p>TFC / (P – V)</text:p>
          </table:table-cell>
          <table:table-cell table:style-name="ce233" table:formula="of:=IFERROR(ROUNDUP([.J22]/([.E5]-[.E26]); 0);0)"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182" office:value-type="string" calcext:value-type="string">
            <text:p>MARGINE DI CONTRIBUZIONE (per Unità)</text:p>
          </table:table-cell>
          <table:table-cell table:style-name="ce194" office:value-type="string" calcext:value-type="string">
            <text:p>CENTIMETRO</text:p>
          </table:table-cell>
          <table:table-cell table:style-name="ce194" office:value-type="string" calcext:value-type="string">
            <text:p>P – V</text:p>
          </table:table-cell>
          <table:table-cell table:style-name="ce213" table:formula="of:=[.E5]-[.E26]" office:value-type="float" office:value="0" calcext:value-type="float">
            <text:p><text:s/>$- <text:s text:c="2"/></text:p>
          </table:table-cell>
          <table:table-cell/>
          <table:table-cell table:style-name="ce182" office:value-type="string" calcext:value-type="string">
            <text:p>VENDITE IN PAREGGIO</text:p>
          </table:table-cell>
          <table:table-cell table:style-name="ce194" office:value-type="string" calcext:value-type="string">
            <text:p>S</text:p>
          </table:table-cell>
          <table:table-cell table:style-name="ce194" office:value-type="string" calcext:value-type="string">
            <text:p>X * P = TFC / CMR</text:p>
          </table:table-cell>
          <table:table-cell table:style-name="ce234" table:formula="of:=IFERROR([.J22]/[.E28];0)" office:value-type="float" office:value="0" calcext:value-type="float">
            <text:p><text:s/>$- <text:s text:c="2"/></text:p>
          </table:table-cell>
          <table:table-cell/>
        </table:table-row>
        <table:table-row table:style-name="ro11">
          <table:table-cell/>
          <table:table-cell table:style-name="ce182" office:value-type="string" calcext:value-type="string">
            <text:p>RAPPORTO MARGINE DI CONTRIBUZIONE</text:p>
          </table:table-cell>
          <table:table-cell table:style-name="ce194" office:value-type="string" calcext:value-type="string">
            <text:p>CMR ·</text:p>
          </table:table-cell>
          <table:table-cell table:style-name="ce194" office:value-type="string" calcext:value-type="string">
            <text:p>1 – V / P = CM / P</text:p>
          </table:table-cell>
          <table:table-cell table:style-name="ce214" table:formula="of:=IFERROR([.E27]/[.E5];0)" office:value-type="percentage" office:value="0" calcext:value-type="percentage">
            <text:p>0.0%</text:p>
          </table:table-cell>
          <table:table-cell table:number-columns-repeated="6"/>
        </table:table-row>
        <table:table-row table:style-name="ro7">
          <table:table-cell table:number-columns-repeated="11"/>
        </table:table-row>
        <table:table-row table:style-name="ro13">
          <table:table-cell/>
          <table:table-cell table:style-name="ce52" office:value-type="string" calcext:value-type="string" table:number-columns-spanned="9" table:number-rows-spanned="1">
            <text:p><text:a xlink:href="https://it.smartsheet.com/try-it?trp=37177&amp;utm_language=IT&amp;utm_source=integrated+content&amp;utm_campaign=/free-financial-planning-templates&amp;utm_medium=ic+break+even+analysis+37177+it&amp;lpa=ic+break+even+analysis+37177+it" xlink:type="simple">CLICCA QUI PER CREARE IN SMARTSHEET</text:a></text:p>
          </table:table-cell>
          <table:covered-table-cell table:number-columns-repeated="8"/>
          <table:table-cell/>
        </table:table-row>
        <table:table-row table:style-name="ro18" table:number-rows-repeated="3">
          <table:table-cell table:number-columns-repeated="11"/>
        </table:table-row>
        <table:table-row table:style-name="ro12">
          <table:table-cell table:number-columns-repeated="11"/>
        </table:table-row>
        <table:table-row table:style-name="ro7" table:number-rows-repeated="2">
          <table:table-cell table:number-columns-repeated="11"/>
        </table:table-row>
        <table:table-row table:style-name="ro18" table:number-rows-repeated="2">
          <table:table-cell table:number-columns-repeated="11"/>
        </table:table-row>
        <table:table-row table:style-name="ro19">
          <table:table-cell/>
          <table:table-cell table:style-name="ce183"/>
          <table:table-cell table:style-name="ce195" table:number-columns-repeated="2"/>
          <table:table-cell table:style-name="ce215"/>
          <table:table-cell table:number-columns-repeated="6"/>
        </table:table-row>
        <table:table-row table:style-name="ro19">
          <table:table-cell table:number-columns-repeated="4"/>
          <table:table-cell table:style-name="ce207"/>
          <table:table-cell table:number-columns-repeated="6"/>
        </table:table-row>
        <table:table-row table:style-name="ro4" table:number-rows-repeated="4">
          <table:table-cell table:number-columns-repeated="11"/>
        </table:table-row>
        <table:table-row table:style-name="ro19" table:number-rows-repeated="6">
          <table:table-cell table:number-columns-repeated="4"/>
          <table:table-cell table:style-name="ce207"/>
          <table:table-cell table:number-columns-repeated="6"/>
        </table:table-row>
        <table:table-row table:style-name="ro19" table:number-rows-repeated="1048525">
          <table:table-cell table:number-columns-repeated="11"/>
        </table:table-row>
        <table:table-row table:style-name="ro1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/>
    <style:font-face style:name="Century Gothic" svg:font-family="'Century Gothic'" style:font-family-generic="roman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3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">
      <number:number number:decimal-places="1" number:min-decimal-places="1" number:min-integer-digits="1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P0" style:volatile="true">
      <number:month number:style="long"/>
      <number:text>/</number:text>
      <number:day number:style="long"/>
      <number:text>/</number:text>
      <number:year/>
    </number:date-style>
    <number:text-style style:name="N161">
      <number:text-content/>
      <style:map style:condition="value()&lt;=1.7976931348623157E+308" style:apply-style-name="N161P0"/>
    </number:text-style>
    <number:percentage-style style:name="N16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0f5d0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c00000"/>
    </style:style>
    <style:style style:name="ConditionalStyle_5f_2" style:display-name="ConditionalStyle_2" style:family="table-cell" style:parent-style-name="Default">
      <style:table-cell-properties fo:background-color="#f2f2f2">
        <loext:background-complex-color loext:theme-type="light1" loext:color-type="theme">
          <loext:transformation loext:type="lummod" loext:value="9500"/>
        </loext:background-complex-color>
      </style:table-cell-properties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000000"/>
      <style:text-properties fo:color="#9c0006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d8e8f1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c0006"/>
    </style:style>
    <style:style style:name="Excel_20_Built-in_20_Hyperlink" style:display-name="Excel Built-in Hyperlin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09:31:58.613078355</meta:creation-date>
    <meta:generator>LibreOffice/24.2.3.2$Linux_X86_64 LibreOffice_project/420$Build-2</meta:generator>
    <dc:date>2024-05-08T09:40:31.849143761</dc:date>
    <meta:editing-duration>PT8M34S</meta:editing-duration>
    <meta:editing-cycles>1</meta:editing-cycles>
    <meta:document-statistic meta:table-count="4" meta:cell-count="84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3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3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vertical="true" chart:include-hidden-cells="false" chart:treat-empty-cells="leave-gap" chart:series-source="rows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153">
      <style:chart-properties chart:display-label="true" chart:logarithmic="false" chart:interval-minor-divisor="5" chart:gap-width="150" chart:overlap="10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53">
      <style:chart-properties chart:link-data-style-to-source="true" chart:data-label-number="value" chart:data-label-text="false" chart:data-label-symbol="false" chart:data-label-series="false" chart:label-position="inside" loext:custom-leader-lines="false">
        <chart:label-separator>
          <text:p>; </text:p>
        </chart:label-separator>
      </style:chart-properties>
      <style:graphic-properties svg:stroke-width="0.088cm" svg:stroke-color="#a6b727" draw:fill-color="#418ab3" fo:wrap-option="wrap"/>
      <style:text-properties fo:color="#ffffff" style:text-position="0% 100%" fo:font-family="Calibri" fo:font-size="11pt" style:font-size-asian="11pt" style:font-size-complex="11pt"/>
    </style:style>
    <style:style style:name="ch6" style:family="chart" style:data-style-name="N153">
      <style:chart-properties chart:link-data-style-to-source="true" chart:data-label-number="value" chart:data-label-text="false" chart:data-label-symbol="false" chart:data-label-series="false" chart:label-position="inside" loext:custom-leader-lines="false">
        <chart:label-separator>
          <text:p>; </text:p>
        </chart:label-separator>
      </style:chart-properties>
      <style:graphic-properties draw:stroke="none" draw:fill-color="#a6b727" fo:wrap-option="wrap"/>
      <style:text-properties fo:color="#ffffff" style:text-position="0% 100%" fo:font-family="Calibri" fo:font-size="11pt" style:font-size-asian="11pt" style:font-size-complex="11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3.251cm" svg:height="3.493cm" xlink:href=".." xlink:type="simple" chart:class="chart:bar" chart:style-name="ch1">
        <chart:plot-area chart:style-name="ch2" table:cell-range-address="'Spese di avvio'.B4:'Spese di avvio'.B5 'Spese di avvio'.D4:'Spese di avvio'.D5" chart:data-source-has-labels="column" svg:x="0.234cm" svg:y="0.161cm" svg:width="22.923cm" svg:height="3.293cm">
          <chart:coordinate-region svg:x="0.234cm" svg:y="0.161cm" svg:width="22.923cm" svg:height="3.293cm"/>
          <chart:axis chart:dimension="x" chart:name="primary-x" chart:style-name="ch3"/>
          <chart:axis chart:dimension="y" chart:name="primary-y" chart:style-name="ch4"/>
          <chart:series chart:style-name="ch5" chart:values-cell-range-address="'Spese di avvio'.D4:'Spese di avvio'.D4" chart:label-cell-address="'Spese di avvio'.B4:'Spese di avvio'.B4" chart:class="chart:bar">
            <chart:data-point/>
          </chart:series>
          <chart:series chart:style-name="ch6" chart:values-cell-range-address="'Spese di avvio'.D5:'Spese di avvio'.D5" chart:label-cell-address="'Spese di avvio'.B5:'Spese di avvio'.B5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FINANZIAMENTO TOTALE</text:p>
                <draw:g>
                  <svg:desc>'Spese di avvio'.B4:'Spese di avvio'.B4</svg:desc>
                </draw:g>
              </table:table-cell>
              <table:table-cell office:value-type="float" office:value="0">
                <text:p>0</text:p>
                <draw:g>
                  <svg:desc>'Spese di avvio'.D4:'Spese di avvio'.D4</svg:desc>
                </draw:g>
              </table:table-cell>
            </table:table-row>
            <table:table-row>
              <table:table-cell office:value-type="string">
                <text:p>TOTALE SPESE</text:p>
                <draw:g>
                  <svg:desc>'Spese di avvio'.B5:'Spese di avvio'.B5</svg:desc>
                </draw:g>
              </table:table-cell>
              <table:table-cell office:value-type="float" office:value="0">
                <text:p>0</text:p>
                <draw:g>
                  <svg:desc>'Spese di avvio'.D5:'Spese di avvio'.D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